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Libertine O" svg:font-family="'Linux Libertine O'"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text-properties fo:font-weight="normal" officeooo:rsid="00167f48" officeooo:paragraph-rsid="001c85eb" style:font-weight-asian="normal" style:font-weight-complex="normal"/>
    </style:style>
    <style:style style:name="P2" style:family="paragraph" style:parent-style-name="Standard">
      <style:paragraph-properties fo:line-height="200%" fo:text-align="justify" style:justify-single-word="false"/>
      <style:text-properties style:font-name="Linux Libertine O" fo:font-weight="normal" officeooo:rsid="0020cfb9" officeooo:paragraph-rsid="000569ca" style:font-weight-asian="normal" style:font-weight-complex="normal"/>
    </style:style>
    <style:style style:name="P3" style:family="paragraph" style:parent-style-name="Standard">
      <style:paragraph-properties fo:line-height="200%" fo:text-align="justify" style:justify-single-word="false"/>
      <style:text-properties style:font-name="Linux Libertine O" fo:font-weight="bold" officeooo:rsid="0021d191" officeooo:paragraph-rsid="000569ca" style:font-weight-asian="bold" style:font-weight-complex="bold"/>
    </style:style>
    <style:style style:name="P4"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a5bb3" officeooo:paragraph-rsid="000a5bb3" style:font-weight-asian="bold" style:font-weight-complex="bold"/>
    </style:style>
    <style:style style:name="P5"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d6581" officeooo:paragraph-rsid="000d6581" style:font-weight-asian="bold" style:font-weight-complex="bold"/>
    </style:style>
    <style:style style:name="P6" style:family="paragraph" style:parent-style-name="Standard">
      <style:paragraph-properties fo:margin-left="0in" fo:margin-right="0in" fo:line-height="200%" fo:text-align="justify" style:justify-single-word="false" fo:text-indent="0.5in" style:auto-text-indent="false"/>
      <style:text-properties style:font-name="Linux Libertine O" fo:font-style="italic" fo:font-weight="bold" officeooo:rsid="000e4198" officeooo:paragraph-rsid="000e4198" style:font-style-asian="italic" style:font-weight-asian="bold" style:font-style-complex="italic" style:font-weight-complex="bold"/>
    </style:style>
    <style:style style:name="P7" style:family="paragraph" style:parent-style-name="Standard">
      <style:paragraph-properties fo:margin-left="0in" fo:margin-right="0in" fo:line-height="200%" fo:text-align="center" style:justify-single-word="false" fo:text-indent="0in" style:auto-text-indent="false"/>
      <style:text-properties style:font-name="Liberation Serif" fo:font-style="normal" fo:font-weight="bold" officeooo:rsid="001e45a8" officeooo:paragraph-rsid="00109160" style:font-style-asian="normal" style:font-weight-asian="bold" style:font-style-complex="normal" style:font-weight-complex="bold"/>
    </style:style>
    <style:style style:name="P8" style:family="paragraph" style:parent-style-name="Standard">
      <style:paragraph-properties fo:margin-left="0in" fo:margin-right="0in" fo:line-height="200%" fo:text-align="justify" style:justify-single-word="false" fo:text-indent="0in" style:auto-text-indent="false"/>
      <style:text-properties style:font-name="Linux Libertine O" fo:font-weight="normal" officeooo:rsid="00109160" officeooo:paragraph-rsid="00109160" style:font-weight-asian="normal" style:font-weight-complex="normal"/>
    </style:style>
    <style:style style:name="P9" style:family="paragraph" style:parent-style-name="Standard">
      <style:paragraph-properties fo:margin-left="0in" fo:margin-right="0in" fo:line-height="200%" fo:text-align="center" style:justify-single-word="false" fo:text-indent="0in" style:auto-text-indent="false" fo:break-before="page"/>
      <style:text-properties fo:font-weight="bold" officeooo:rsid="00054b17" officeooo:paragraph-rsid="00109160" style:font-weight-asian="bold" style:font-weight-complex="bold"/>
    </style:style>
    <style:style style:name="P10" style:family="paragraph" style:parent-style-name="Standard">
      <style:paragraph-properties fo:margin-left="0in" fo:margin-right="0in" fo:line-height="200%" fo:text-align="center" style:justify-single-word="false" fo:text-indent="0in" style:auto-text-indent="false"/>
      <style:text-properties fo:font-weight="bold" officeooo:rsid="00054b17" officeooo:paragraph-rsid="00109160" style:font-weight-asian="bold" style:font-weight-complex="bold"/>
    </style:style>
    <style:style style:name="P11" style:family="paragraph" style:parent-style-name="Standard">
      <style:paragraph-properties fo:margin-left="0in" fo:margin-right="0in" fo:line-height="200%" fo:text-align="justify" style:justify-single-word="false" fo:text-indent="0.5in" style:auto-text-indent="false"/>
      <style:text-properties style:font-name="Linux Libertine O" fo:font-style="normal" fo:font-weight="normal" officeooo:rsid="000fe4f5" officeooo:paragraph-rsid="000e4198" style:font-style-asian="normal" style:font-weight-asian="normal" style:font-style-complex="normal" style:font-weight-complex="normal"/>
    </style:style>
    <style:style style:name="P12"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21d191" officeooo:paragraph-rsid="0007e066" style:font-weight-asian="bold" style:font-weight-complex="bold"/>
    </style:style>
    <style:style style:name="P13" style:family="paragraph" style:parent-style-name="Standard">
      <style:paragraph-properties fo:line-height="200%" fo:text-align="justify" style:justify-single-word="false"/>
      <style:text-properties fo:font-weight="normal" officeooo:rsid="00167f48" officeooo:paragraph-rsid="001c85eb" style:font-weight-asian="normal" style:font-weight-complex="normal"/>
    </style:style>
    <style:style style:name="P14" style:family="paragraph" style:parent-style-name="Standard">
      <style:paragraph-properties fo:line-height="200%" fo:text-align="justify" style:justify-single-word="false"/>
      <style:text-properties style:font-name="Linux Libertine O" fo:font-weight="normal" officeooo:rsid="0020cfb9" officeooo:paragraph-rsid="000569ca" style:font-weight-asian="normal" style:font-weight-complex="normal"/>
    </style:style>
    <style:style style:name="P15" style:family="paragraph" style:parent-style-name="Standard">
      <style:paragraph-properties fo:line-height="200%" fo:text-align="justify" style:justify-single-word="false"/>
      <style:text-properties style:font-name="Linux Libertine O" fo:font-weight="normal" officeooo:rsid="0035c1d3" officeooo:paragraph-rsid="0004c710" style:font-weight-asian="normal" style:font-weight-complex="normal"/>
    </style:style>
    <style:style style:name="P16" style:family="paragraph" style:parent-style-name="Standard">
      <style:paragraph-properties fo:line-height="200%" fo:text-align="justify" style:justify-single-word="false"/>
      <style:text-properties style:font-name="Linux Libertine O" fo:font-weight="normal" officeooo:rsid="00167f48" officeooo:paragraph-rsid="0016de47" style:font-weight-asian="normal" style:font-weight-complex="normal"/>
    </style:style>
    <style:style style:name="P17" style:family="paragraph" style:parent-style-name="Standard">
      <style:paragraph-properties fo:line-height="200%" fo:text-align="justify" style:justify-single-word="false"/>
      <style:text-properties style:font-name="Linux Libertine O" fo:font-weight="bold" officeooo:rsid="0021d191" officeooo:paragraph-rsid="000569ca" style:font-weight-asian="bold" style:font-weight-complex="bold"/>
    </style:style>
    <style:style style:name="P18" style:family="paragraph" style:parent-style-name="Standard">
      <style:paragraph-properties fo:line-height="200%" fo:text-align="justify" style:justify-single-word="false"/>
      <style:text-properties style:font-name="Linux Libertine O" fo:font-weight="bold" officeooo:rsid="00167f48" officeooo:paragraph-rsid="000569ca" style:font-weight-asian="bold" style:font-weight-complex="bold"/>
    </style:style>
    <style:style style:name="P19" style:family="paragraph" style:parent-style-name="Standard">
      <style:paragraph-properties fo:text-align="center" style:justify-single-word="false"/>
      <style:text-properties officeooo:paragraph-rsid="00012a76"/>
    </style:style>
    <style:style style:name="P20" style:family="paragraph" style:parent-style-name="Standard">
      <style:paragraph-properties fo:text-align="center" style:justify-single-word="false"/>
      <style:text-properties style:font-name="Cambria" officeooo:paragraph-rsid="00012a76" style:font-name-complex="Cambria"/>
    </style:style>
    <style:style style:name="P21" style:family="paragraph" style:parent-style-name="Standard">
      <style:paragraph-properties fo:text-align="center" style:justify-single-word="false"/>
      <style:text-properties style:font-name="Cambria" officeooo:rsid="00012a76" officeooo:paragraph-rsid="00012a76" style:font-name-complex="Cambria"/>
    </style:style>
    <style:style style:name="P22" style:family="paragraph" style:parent-style-name="Standard">
      <style:text-properties officeooo:paragraph-rsid="00012a76"/>
    </style:style>
    <style:style style:name="P23" style:family="paragraph" style:parent-style-name="Standard">
      <style:paragraph-properties fo:line-height="150%"/>
      <style:text-properties style:font-name="Liberation Serif" fo:font-weight="normal" officeooo:rsid="003ad021" officeooo:paragraph-rsid="00141549" style:font-weight-asian="normal" style:font-weight-complex="normal"/>
    </style:style>
    <style:style style:name="P24" style:family="paragraph" style:parent-style-name="Standard">
      <style:paragraph-properties fo:line-height="150%"/>
      <style:text-properties style:font-name="Liberation Serif" fo:font-weight="normal" officeooo:rsid="003b52d9" officeooo:paragraph-rsid="00141549" style:font-weight-asian="normal" style:font-weight-complex="normal"/>
    </style:style>
    <style:style style:name="P25" style:family="paragraph" style:parent-style-name="Standard">
      <style:paragraph-properties fo:line-height="150%"/>
      <style:text-properties style:font-name="Liberation Serif" fo:font-weight="normal" officeooo:rsid="003c5d1a" officeooo:paragraph-rsid="00141549" style:font-weight-asian="normal" style:font-weight-complex="normal"/>
    </style:style>
    <style:style style:name="P26"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a5bb3" officeooo:paragraph-rsid="000a5bb3" style:font-weight-asian="bold" style:font-weight-complex="bold"/>
    </style:style>
    <style:style style:name="P27"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d6581" officeooo:paragraph-rsid="000d6581" style:font-weight-asian="bold" style:font-weight-complex="bold"/>
    </style:style>
    <style:style style:name="P28"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bb86e" officeooo:paragraph-rsid="000bb86e" style:font-weight-asian="bold" style:font-weight-complex="bold"/>
    </style:style>
    <style:style style:name="P29" style:family="paragraph" style:parent-style-name="Standard">
      <style:paragraph-properties fo:margin-left="0in" fo:margin-right="0in" fo:line-height="200%" fo:text-align="justify" style:justify-single-word="false" fo:text-indent="0.5in" style:auto-text-indent="false"/>
      <style:text-properties style:font-name="Linux Libertine O" fo:font-style="italic" fo:font-weight="bold" officeooo:rsid="000e4198" officeooo:paragraph-rsid="000e4198" style:font-style-asian="italic" style:font-weight-asian="bold" style:font-style-complex="italic" style:font-weight-complex="bold"/>
    </style:style>
    <style:style style:name="P30" style:family="paragraph" style:parent-style-name="Standard">
      <style:paragraph-properties fo:margin-left="0in" fo:margin-right="0in" fo:line-height="200%" fo:text-align="start" style:justify-single-word="false" fo:text-indent="0.5in" style:auto-text-indent="false"/>
      <style:text-properties fo:font-weight="normal" officeooo:rsid="00054b17" officeooo:paragraph-rsid="00054b17" style:font-weight-asian="normal" style:font-weight-complex="normal"/>
    </style:style>
    <style:style style:name="P31" style:family="paragraph" style:parent-style-name="Standard">
      <style:paragraph-properties fo:margin-left="0in" fo:margin-right="0in" fo:line-height="200%" fo:text-align="center" style:justify-single-word="false" fo:text-indent="0in" style:auto-text-indent="false"/>
      <style:text-properties style:font-name="Liberation Serif" fo:font-style="normal" fo:font-weight="bold" officeooo:rsid="001e45a8" officeooo:paragraph-rsid="00109160" style:font-style-asian="normal" style:font-weight-asian="bold" style:font-style-complex="normal" style:font-weight-complex="bold"/>
    </style:style>
    <style:style style:name="P32" style:family="paragraph" style:parent-style-name="Standard">
      <style:paragraph-properties fo:margin-left="0in" fo:margin-right="0in" fo:line-height="150%" fo:text-align="start" style:justify-single-word="false" fo:text-indent="0in" style:auto-text-indent="false"/>
      <style:text-properties style:font-name="Liberation Serif" fo:font-weight="normal" officeooo:rsid="003ed4e1" officeooo:paragraph-rsid="00012a76" style:font-weight-asian="normal" style:font-weight-complex="normal"/>
    </style:style>
    <style:style style:name="P33" style:family="paragraph" style:parent-style-name="Standard">
      <style:paragraph-properties fo:margin-left="0in" fo:margin-right="0in" fo:line-height="200%" fo:text-align="center" style:justify-single-word="false" fo:text-indent="0in" style:auto-text-indent="false"/>
      <style:text-properties fo:font-weight="bold" officeooo:rsid="00012a76" officeooo:paragraph-rsid="00012a76" style:font-weight-asian="bold" style:font-weight-complex="bold"/>
    </style:style>
    <style:style style:name="P34" style:family="paragraph" style:parent-style-name="Standard">
      <style:paragraph-properties fo:margin-left="0in" fo:margin-right="0in" fo:line-height="200%" fo:text-align="justify" style:justify-single-word="false" fo:text-indent="0in" style:auto-text-indent="false"/>
      <style:text-properties style:font-name="Linux Libertine O" fo:font-weight="normal" officeooo:rsid="00109160" officeooo:paragraph-rsid="00109160" style:font-weight-asian="normal" style:font-weight-complex="normal"/>
    </style:style>
    <style:style style:name="P35" style:family="paragraph" style:parent-style-name="Standard" style:master-page-name="">
      <style:paragraph-properties fo:margin-left="0in" fo:margin-right="0in" fo:line-height="150%" fo:text-align="start" style:justify-single-word="false" fo:text-indent="0in" style:auto-text-indent="false" style:page-number="auto"/>
      <style:text-properties style:font-name="Liberation Serif" fo:font-weight="normal" officeooo:rsid="003ad021" officeooo:paragraph-rsid="00141549" style:font-weight-asian="normal" style:font-weight-complex="normal"/>
    </style:style>
    <style:style style:name="P36" style:family="paragraph" style:parent-style-name="Standard">
      <style:paragraph-properties fo:line-height="200%" fo:text-align="justify" style:justify-single-word="false"/>
      <style:text-properties style:font-name="Linux Libertine O" fo:font-weight="normal" officeooo:rsid="0020cfb9" officeooo:paragraph-rsid="000569ca" style:font-weight-asian="normal" style:font-weight-complex="normal"/>
    </style:style>
    <style:style style:name="P37" style:family="paragraph" style:parent-style-name="Standard">
      <style:paragraph-properties fo:line-height="200%" fo:text-align="justify" style:justify-single-word="false"/>
      <style:text-properties style:font-name="Linux Libertine O" fo:font-weight="bold" officeooo:rsid="0021d191" officeooo:paragraph-rsid="000569ca" style:font-weight-asian="bold" style:font-weight-complex="bold"/>
    </style:style>
    <style:style style:name="P38" style:family="paragraph" style:parent-style-name="Standard">
      <style:paragraph-properties fo:line-height="200%" fo:text-align="justify" style:justify-single-word="false"/>
      <style:text-properties fo:font-weight="normal" officeooo:rsid="00167f48" officeooo:paragraph-rsid="001c85eb" style:font-weight-asian="normal" style:font-weight-complex="normal"/>
    </style:style>
    <style:style style:name="P39" style:family="paragraph" style:parent-style-name="Standard">
      <style:paragraph-properties fo:margin-left="0in" fo:margin-right="0in" fo:line-height="200%" fo:text-align="justify" style:justify-single-word="false" fo:text-indent="0.5in" style:auto-text-indent="false"/>
      <style:text-properties style:font-name="Linux Libertine O" fo:font-style="normal" fo:font-weight="normal" officeooo:rsid="000fe4f5" officeooo:paragraph-rsid="000e4198" style:font-style-asian="normal" style:font-weight-asian="normal" style:font-style-complex="normal" style:font-weight-complex="normal"/>
    </style:style>
    <style:style style:name="P40" style:family="paragraph" style:parent-style-name="Standard">
      <style:paragraph-properties fo:margin-left="0in" fo:margin-right="0in" fo:line-height="200%" fo:text-align="justify" style:justify-single-word="false" fo:text-indent="0.5in" style:auto-text-indent="false"/>
      <style:text-properties style:font-name="Linux Libertine O" fo:font-style="italic" fo:font-weight="bold" officeooo:rsid="000e4198" officeooo:paragraph-rsid="000e4198" style:font-style-asian="italic" style:font-weight-asian="bold" style:font-style-complex="italic" style:font-weight-complex="bold"/>
    </style:style>
    <style:style style:name="P41"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a5bb3" officeooo:paragraph-rsid="000a5bb3" style:font-weight-asian="bold" style:font-weight-complex="bold"/>
    </style:style>
    <style:style style:name="P42"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0d6581" officeooo:paragraph-rsid="000d6581" style:font-weight-asian="bold" style:font-weight-complex="bold"/>
    </style:style>
    <style:style style:name="P43" style:family="paragraph" style:parent-style-name="Standard">
      <style:paragraph-properties fo:margin-left="0in" fo:margin-right="0in" fo:line-height="200%" fo:text-align="justify" style:justify-single-word="false" fo:text-indent="0.5in" style:auto-text-indent="false"/>
      <style:text-properties style:font-name="Linux Libertine O" fo:font-weight="bold" officeooo:rsid="0021d191" officeooo:paragraph-rsid="0007e066" style:font-weight-asian="bold" style:font-weight-complex="bold"/>
    </style:style>
    <style:style style:name="P44" style:family="paragraph" style:parent-style-name="Standard">
      <style:paragraph-properties fo:margin-left="0in" fo:margin-right="0in" fo:line-height="200%" fo:text-align="center" style:justify-single-word="false" fo:text-indent="0in" style:auto-text-indent="false"/>
      <style:text-properties style:font-name="Liberation Serif" fo:font-style="normal" fo:font-weight="bold" officeooo:rsid="001e45a8" officeooo:paragraph-rsid="00109160" style:font-style-asian="normal" style:font-weight-asian="bold" style:font-style-complex="normal" style:font-weight-complex="bold"/>
    </style:style>
    <style:style style:name="P45" style:family="paragraph" style:parent-style-name="Standard">
      <style:paragraph-properties fo:margin-left="0in" fo:margin-right="0in" fo:line-height="200%" fo:text-align="center" style:justify-single-word="false" fo:text-indent="0in" style:auto-text-indent="false"/>
      <style:text-properties fo:font-weight="bold" officeooo:rsid="00054b17" officeooo:paragraph-rsid="00109160" style:font-weight-asian="bold" style:font-weight-complex="bold"/>
    </style:style>
    <style:style style:name="P46" style:family="paragraph" style:parent-style-name="Standard">
      <style:paragraph-properties fo:margin-left="0in" fo:margin-right="0in" fo:line-height="200%" fo:text-align="justify" style:justify-single-word="false" fo:text-indent="0in" style:auto-text-indent="false"/>
      <style:text-properties style:font-name="Linux Libertine O" fo:font-weight="normal" officeooo:rsid="00109160" officeooo:paragraph-rsid="00109160" style:font-weight-asian="normal" style:font-weight-complex="normal"/>
    </style:style>
    <style:style style:name="P47" style:family="paragraph" style:parent-style-name="Standard">
      <style:paragraph-properties fo:margin-left="0in" fo:margin-right="0in" fo:line-height="200%" fo:text-align="center" style:justify-single-word="false" fo:text-indent="0in" style:auto-text-indent="false" fo:break-before="page"/>
      <style:text-properties fo:font-weight="bold" officeooo:rsid="00054b17" officeooo:paragraph-rsid="00109160" style:font-weight-asian="bold" style:font-weight-complex="bold"/>
    </style:style>
    <style:style style:name="P48" style:family="paragraph" style:parent-style-name="Standard" style:master-page-name="First_20_Page">
      <style:paragraph-properties style:page-number="auto"/>
      <style:text-properties officeooo:paragraph-rsid="00012a76"/>
    </style:style>
    <style:style style:name="P49" style:family="paragraph" style:parent-style-name="Standard" style:master-page-name="Standard">
      <style:paragraph-properties fo:margin-left="0in" fo:margin-right="0in" fo:line-height="200%" fo:text-align="justify" style:justify-single-word="false" fo:text-indent="0.05in" style:auto-text-indent="false" style:page-number="1" fo:break-before="page"/>
    </style:style>
    <style:style style:name="T1" style:family="text">
      <style:text-properties style:font-name="Linux Libertine O" officeooo:rsid="0025e8c9"/>
    </style:style>
    <style:style style:name="T2" style:family="text">
      <style:text-properties style:font-name="Linux Libertine O" fo:font-style="normal" officeooo:rsid="00141549" style:font-style-asian="normal" style:font-style-complex="normal"/>
    </style:style>
    <style:style style:name="T3" style:family="text">
      <style:text-properties style:font-name="Linux Libertine O" fo:font-style="normal" style:font-style-asian="normal" style:font-style-complex="normal"/>
    </style:style>
    <style:style style:name="T4" style:family="text">
      <style:text-properties style:font-name="Linux Libertine O" officeooo:rsid="0033d01e"/>
    </style:style>
    <style:style style:name="T5" style:family="text">
      <style:text-properties style:font-name="Linux Libertine O" officeooo:rsid="001322f9"/>
    </style:style>
    <style:style style:name="T6" style:family="text">
      <style:text-properties style:font-name="Linux Libertine O" fo:font-style="italic" officeooo:rsid="003f351b" style:font-style-asian="italic" style:font-style-complex="italic"/>
    </style:style>
    <style:style style:name="T7" style:family="text">
      <style:text-properties style:font-name="Linux Libertine O" fo:font-style="italic" style:font-style-asian="italic" style:font-style-complex="italic"/>
    </style:style>
    <style:style style:name="T8" style:family="text">
      <style:text-properties officeooo:rsid="0012216e"/>
    </style:style>
    <style:style style:name="T9" style:family="text">
      <style:text-properties fo:font-style="normal" fo:font-weight="bold" officeooo:rsid="0007e066" style:font-style-asian="normal" style:font-weight-asian="bold" style:font-style-complex="normal" style:font-weight-complex="bold"/>
    </style:style>
    <style:style style:name="T10" style:family="text">
      <style:text-properties fo:font-style="normal" officeooo:rsid="0007e066" style:font-style-asian="normal" style:font-style-complex="normal"/>
    </style:style>
    <style:style style:name="T11" style:family="text">
      <style:text-properties fo:font-weight="normal" officeooo:rsid="0007e066"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0a4227"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officeooo:rsid="0024aa86"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e4198" style:font-style-asian="normal" style:font-weight-asian="normal" style:font-style-complex="normal" style:font-weight-complex="normal"/>
    </style:style>
    <style:style style:name="T18" style:family="text">
      <style:text-properties fo:font-weight="normal" officeooo:rsid="000fe4f5" style:font-weight-asian="normal" style:font-weight-complex="normal"/>
    </style:style>
    <style:style style:name="T19" style:family="text">
      <style:text-properties fo:font-style="normal" fo:font-weight="normal" officeooo:rsid="000fe4f5" style:font-style-asian="normal" style:font-weight-asian="normal" style:font-style-complex="normal" style:font-weight-complex="normal"/>
    </style:style>
    <style:style style:name="T20" style:family="text">
      <style:text-properties officeooo:rsid="000fe4f5"/>
    </style:style>
    <style:style style:name="T21" style:family="text">
      <style:text-properties fo:font-style="normal" officeooo:rsid="0011872a" style:font-style-asian="normal" style:font-style-complex="normal"/>
    </style:style>
    <style:style style:name="T22" style:family="text">
      <style:text-properties style:font-name="Linux Libertine O" officeooo:rsid="0025e8c9"/>
    </style:style>
    <style:style style:name="T23" style:family="text">
      <style:text-properties style:font-name="Linux Libertine O" fo:font-style="normal" style:font-style-asian="normal" style:font-style-complex="normal"/>
    </style:style>
    <style:style style:name="T24" style:family="text">
      <style:text-properties style:font-name="Linux Libertine O" fo:font-style="normal" officeooo:rsid="00141549" style:font-style-asian="normal" style:font-style-complex="normal"/>
    </style:style>
    <style:style style:name="T25" style:family="text">
      <style:text-properties style:font-name="Linux Libertine O" fo:font-style="normal" officeooo:rsid="0016de47" style:font-style-asian="normal" style:font-style-complex="normal"/>
    </style:style>
    <style:style style:name="T26" style:family="text">
      <style:text-properties style:font-name="Linux Libertine O" fo:font-style="normal" officeooo:rsid="001863d7" style:font-style-asian="normal" style:font-style-complex="normal"/>
    </style:style>
    <style:style style:name="T27" style:family="text">
      <style:text-properties style:font-name="Linux Libertine O" fo:font-style="normal" officeooo:rsid="001a0ec4" style:font-style-asian="normal" style:font-style-complex="normal"/>
    </style:style>
    <style:style style:name="T28" style:family="text">
      <style:text-properties style:font-name="Linux Libertine O" fo:font-style="normal" officeooo:rsid="001afcec" style:font-style-asian="normal" style:font-style-complex="normal"/>
    </style:style>
    <style:style style:name="T29" style:family="text">
      <style:text-properties style:font-name="Linux Libertine O" fo:font-style="normal" officeooo:rsid="001c85eb" style:font-style-asian="normal" style:font-style-complex="normal"/>
    </style:style>
    <style:style style:name="T30" style:family="text">
      <style:text-properties style:font-name="Linux Libertine O" fo:font-style="normal" officeooo:rsid="001e45a8" style:font-style-asian="normal" style:font-style-complex="normal"/>
    </style:style>
    <style:style style:name="T31" style:family="text">
      <style:text-properties style:font-name="Linux Libertine O" officeooo:rsid="0033d01e"/>
    </style:style>
    <style:style style:name="T32" style:family="text">
      <style:text-properties style:font-name="Linux Libertine O" officeooo:rsid="001322f9"/>
    </style:style>
    <style:style style:name="T33" style:family="text">
      <style:text-properties style:font-name="Linux Libertine O" fo:font-style="italic" style:font-style-asian="italic" style:font-style-complex="italic"/>
    </style:style>
    <style:style style:name="T34" style:family="text">
      <style:text-properties style:font-name="Linux Libertine O" fo:font-style="italic" officeooo:rsid="003f351b" style:font-style-asian="italic" style:font-style-complex="italic"/>
    </style:style>
    <style:style style:name="T35" style:family="text">
      <style:text-properties style:font-name="Linux Libertine O" fo:font-style="italic" officeooo:rsid="0033d01e" style:font-style-asian="italic" style:font-style-complex="italic"/>
    </style:style>
    <style:style style:name="T36" style:family="text">
      <style:text-properties style:font-name="Linux Libertine O" fo:font-style="italic" officeooo:rsid="00105b87" style:font-style-asian="italic" style:font-style-complex="italic"/>
    </style:style>
    <style:style style:name="T37" style:family="text">
      <style:text-properties style:font-name="Linux Libertine O" fo:font-style="italic" officeooo:rsid="00141549" style:font-style-asian="italic" style:font-style-complex="italic"/>
    </style:style>
    <style:style style:name="T38" style:family="text">
      <style:text-properties style:font-name="Linux Libertine O" fo:font-style="italic" officeooo:rsid="0016de47" style:font-style-asian="italic" style:font-style-complex="italic"/>
    </style:style>
    <style:style style:name="T39" style:family="text">
      <style:text-properties style:font-name="Linux Libertine O" fo:font-style="italic" officeooo:rsid="001863d7" style:font-style-asian="italic" style:font-style-complex="italic"/>
    </style:style>
    <style:style style:name="T40" style:family="text">
      <style:text-properties style:font-name="Linux Libertine O" fo:font-style="italic" officeooo:rsid="0024aa86" style:font-style-asian="italic" style:font-style-complex="italic"/>
    </style:style>
    <style:style style:name="T41" style:family="text">
      <style:text-properties style:font-name="Linux Libertine O" officeooo:rsid="001ae7cf"/>
    </style:style>
    <style:style style:name="T42" style:family="text">
      <style:text-properties style:font-name="Linux Libertine O" officeooo:rsid="001afcec"/>
    </style:style>
    <style:style style:name="T43" style:family="text">
      <style:text-properties style:font-name="Linux Libertine O" officeooo:rsid="001c85eb"/>
    </style:style>
    <style:style style:name="T44" style:family="text">
      <style:text-properties style:font-name="Linux Libertine O" officeooo:rsid="002367e5"/>
    </style:style>
    <style:style style:name="T45" style:family="text">
      <style:text-properties officeooo:rsid="0012216e"/>
    </style:style>
    <style:style style:name="T46" style:family="text">
      <style:text-properties fo:font-style="normal" fo:font-weight="bold" officeooo:rsid="0007e066" style:font-style-asian="normal" style:font-weight-asian="bold" style:font-style-complex="normal" style:font-weight-complex="bold"/>
    </style:style>
    <style:style style:name="T47" style:family="text">
      <style:text-properties fo:font-style="normal" fo:font-weight="bold" officeooo:rsid="001c85eb"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07e066" style:font-style-asian="normal" style:font-style-complex="normal"/>
    </style:style>
    <style:style style:name="T50" style:family="text">
      <style:text-properties fo:font-style="normal" officeooo:rsid="001c85eb" style:font-style-asian="normal" style:font-style-complex="normal"/>
    </style:style>
    <style:style style:name="T51" style:family="text">
      <style:text-properties fo:font-style="normal" officeooo:rsid="0011872a" style:font-style-asian="normal" style:font-style-complex="normal"/>
    </style:style>
    <style:style style:name="T52" style:family="text">
      <style:text-properties fo:font-style="normal" officeooo:rsid="00201602" style:font-style-asian="normal" style:font-style-complex="normal"/>
    </style:style>
    <style:style style:name="T53" style:family="text">
      <style:text-properties fo:font-style="normal" officeooo:rsid="0029610b"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0e4198" style:font-style-asian="normal" style:font-weight-asian="normal" style:font-style-complex="normal" style:font-weight-complex="normal"/>
    </style:style>
    <style:style style:name="T56" style:family="text">
      <style:text-properties fo:font-style="normal" fo:font-weight="normal" officeooo:rsid="000fe4f5" style:font-style-asian="normal" style:font-weight-asian="normal" style:font-style-complex="normal" style:font-weight-complex="normal"/>
    </style:style>
    <style:style style:name="T57" style:family="text">
      <style:text-properties fo:font-style="normal" fo:font-weight="normal" officeooo:rsid="000bb86e" style:font-style-asian="normal" style:font-weight-asian="normal" style:font-style-complex="normal" style:font-weight-complex="normal"/>
    </style:style>
    <style:style style:name="T58" style:family="text">
      <style:text-properties fo:font-style="normal" fo:font-weight="normal" officeooo:rsid="000be0f7" style:font-style-asian="normal" style:font-weight-asian="normal" style:font-style-complex="normal" style:font-weight-complex="normal"/>
    </style:style>
    <style:style style:name="T59" style:family="text">
      <style:text-properties fo:font-style="normal" fo:font-weight="normal" officeooo:rsid="000dfd25" style:font-style-asian="normal" style:font-weight-asian="normal" style:font-style-complex="normal" style:font-weight-complex="normal"/>
    </style:style>
    <style:style style:name="T60" style:family="text">
      <style:text-properties fo:font-style="normal" fo:font-weight="normal" officeooo:rsid="001c85eb" style:font-style-asian="normal" style:font-weight-asian="normal" style:font-style-complex="normal" style:font-weight-complex="normal"/>
    </style:style>
    <style:style style:name="T61" style:family="text">
      <style:text-properties fo:font-style="normal" fo:font-weight="normal" officeooo:rsid="00217dac" style:font-style-asian="normal" style:font-weight-asian="normal" style:font-style-complex="normal" style:font-weight-complex="normal"/>
    </style:style>
    <style:style style:name="T62" style:family="text">
      <style:text-properties fo:font-style="normal" fo:font-weight="normal" officeooo:rsid="0024aa86" style:font-style-asian="normal" style:font-weight-asian="normal" style:font-style-complex="normal" style:font-weight-complex="normal"/>
    </style:style>
    <style:style style:name="T63" style:family="text">
      <style:text-properties fo:font-style="normal" fo:font-weight="normal" officeooo:rsid="00264d68" style:font-style-asian="normal" style:font-weight-asian="normal" style:font-style-complex="normal" style:font-weight-complex="normal"/>
    </style:style>
    <style:style style:name="T64" style:family="text">
      <style:text-properties fo:font-style="normal" fo:font-weight="normal" officeooo:rsid="0029610b" style:font-style-asian="normal" style:font-weight-asian="normal" style:font-style-complex="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07e066" style:font-weight-asian="normal" style:font-weight-complex="normal"/>
    </style:style>
    <style:style style:name="T67" style:family="text">
      <style:text-properties fo:font-weight="normal" officeooo:rsid="000a4227" style:font-weight-asian="normal" style:font-weight-complex="normal"/>
    </style:style>
    <style:style style:name="T68" style:family="text">
      <style:text-properties fo:font-weight="normal" officeooo:rsid="000fe4f5" style:font-weight-asian="normal" style:font-weight-complex="normal"/>
    </style:style>
    <style:style style:name="T69" style:family="text">
      <style:text-properties fo:font-weight="normal" officeooo:rsid="003f351b" style:font-weight-asian="normal" style:font-weight-complex="normal"/>
    </style:style>
    <style:style style:name="T70" style:family="text">
      <style:text-properties fo:font-weight="normal" officeooo:rsid="0020cfb9" style:font-weight-asian="normal" style:font-weight-complex="normal"/>
    </style:style>
    <style:style style:name="T71" style:family="text">
      <style:text-properties fo:font-weight="normal" officeooo:rsid="0021d191" style:font-weight-asian="normal" style:font-weight-complex="normal"/>
    </style:style>
    <style:style style:name="T72" style:family="text">
      <style:text-properties fo:font-weight="normal" officeooo:rsid="000a5bb3" style:font-weight-asian="normal" style:font-weight-complex="normal"/>
    </style:style>
    <style:style style:name="T73" style:family="text">
      <style:text-properties fo:font-weight="normal" officeooo:rsid="0012216e" style:font-weight-asian="normal" style:font-weight-complex="normal"/>
    </style:style>
    <style:style style:name="T74" style:family="text">
      <style:text-properties fo:font-weight="normal" officeooo:rsid="001c85eb" style:font-weight-asian="normal" style:font-weight-complex="normal"/>
    </style:style>
    <style:style style:name="T75" style:family="text">
      <style:text-properties fo:font-weight="normal" officeooo:rsid="002289cc" style:font-weight-asian="normal" style:font-weight-complex="normal"/>
    </style:style>
    <style:style style:name="T76" style:family="text">
      <style:text-properties officeooo:rsid="000fe4f5"/>
    </style:style>
    <style:style style:name="T77" style:family="text">
      <style:text-properties officeooo:rsid="0025e8c9"/>
    </style:style>
    <style:style style:name="T78" style:family="text">
      <style:text-properties officeooo:rsid="0020cfb9"/>
    </style:style>
    <style:style style:name="T79" style:family="text">
      <style:text-properties officeooo:rsid="0007e066"/>
    </style:style>
    <style:style style:name="T80" style:family="text">
      <style:text-properties fo:font-style="italic" style:font-style-asian="italic" style:font-style-complex="italic"/>
    </style:style>
    <style:style style:name="T81" style:family="text">
      <style:text-properties fo:font-style="italic" officeooo:rsid="0007e066"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0dfd25" style:font-style-asian="italic" style:font-weight-asian="normal" style:font-style-complex="italic" style:font-weight-complex="normal"/>
    </style:style>
    <style:style style:name="T84" style:family="text">
      <style:text-properties fo:font-style="italic" fo:font-weight="normal" officeooo:rsid="0020cfb9" style:font-style-asian="italic" style:font-weight-asian="normal" style:font-style-complex="italic" style:font-weight-complex="normal"/>
    </style:style>
    <style:style style:name="T85" style:family="text">
      <style:text-properties fo:font-style="italic" fo:font-weight="normal" officeooo:rsid="000e4198" style:font-style-asian="italic" style:font-weight-asian="normal" style:font-style-complex="italic" style:font-weight-complex="normal"/>
    </style:style>
    <style:style style:name="T86" style:family="text">
      <style:text-properties officeooo:rsid="001afcec"/>
    </style:style>
    <style:style style:name="T87" style:family="text">
      <style:text-properties fo:color="#000000" fo:font-style="normal" fo:font-weight="normal" officeooo:rsid="000dfd25" style:font-style-asian="normal" style:font-weight-asian="normal" style:font-style-complex="normal" style:font-weight-complex="normal"/>
    </style:style>
    <style:style style:name="T88" style:family="text">
      <style:text-properties fo:color="#000000" fo:font-style="normal" fo:font-weight="normal" officeooo:rsid="000e4198" style:font-style-asian="normal" style:font-weight-asian="normal" style:font-style-complex="normal" style:font-weight-complex="normal"/>
    </style:style>
    <style:style style:name="T89" style:family="text">
      <style:text-properties fo:color="#000000" fo:font-style="normal" fo:font-weight="normal" officeooo:rsid="000fe4f5" style:font-style-asian="normal" style:font-weight-asian="normal" style:font-style-complex="normal" style:font-weight-complex="normal"/>
    </style:style>
  </office:automatic-styles>
  <office:body>
    <office:text text:use-soft-page-breaks="true">
      <text:tracked-changes>
        <text:changed-region xml:id="ct41010640" text:id="ct41010640">
          <text:insertion>
            <office:change-info>
              <dc:creator>Joshua Phillips</dc:creator>
              <dc:date>2016-02-15T11:32:00</dc:date>
            </office:change-info>
          </text:insertion>
        </text:changed-region>
        <text:changed-region xml:id="ct41024336" text:id="ct41024336">
          <text:deletion>
            <office:change-info>
              <dc:creator>Joshua Phillips</dc:creator>
              <dc:date>2016-02-15T11:32:00</dc:date>
            </office:change-info>
            <text:p text:style-name="P1"><text:span text:style-name="T1"><text:s/></text:span></text:p>
          </text:deletion>
        </text:changed-region>
        <text:changed-region xml:id="ct41024800" text:id="ct41024800">
          <text:insertion>
            <office:change-info>
              <dc:creator>Joshua Phillips</dc:creator>
              <dc:date>2016-02-15T11:32:00</dc:date>
            </office:change-info>
          </text:insertion>
        </text:changed-region>
        <text:changed-region xml:id="ct41027376" text:id="ct41027376">
          <text:deletion>
            <office:change-info>
              <dc:creator>Joshua Phillips</dc:creator>
              <dc:date>2016-02-15T11:34:00</dc:date>
            </office:change-info>
            <text:p text:style-name="P1"><text:span text:style-name="T2">,</text:span></text:p>
          </text:deletion>
        </text:changed-region>
        <text:changed-region xml:id="ct41039584" text:id="ct41039584">
          <text:insertion>
            <office:change-info>
              <dc:creator>Joshua Phillips</dc:creator>
              <dc:date>2016-02-15T11:34:00</dc:date>
            </office:change-info>
          </text:insertion>
        </text:changed-region>
        <text:changed-region xml:id="ct41041072" text:id="ct41041072">
          <text:insertion>
            <office:change-info>
              <dc:creator>Joshua Phillips</dc:creator>
              <dc:date>2016-02-15T11:36:00</dc:date>
            </office:change-info>
          </text:insertion>
        </text:changed-region>
        <text:changed-region xml:id="ct41043552" text:id="ct41043552">
          <text:insertion>
            <office:change-info>
              <dc:creator>Joshua Phillips</dc:creator>
              <dc:date>2016-02-15T11:34:00</dc:date>
            </office:change-info>
          </text:insertion>
        </text:changed-region>
        <text:changed-region xml:id="ct41047216" text:id="ct41047216">
          <text:insertion>
            <office:change-info>
              <dc:creator>Joshua Phillips</dc:creator>
              <dc:date>2016-02-15T11:34:00</dc:date>
            </office:change-info>
          </text:insertion>
        </text:changed-region>
        <text:changed-region xml:id="ct41037568" text:id="ct41037568">
          <text:insertion>
            <office:change-info>
              <dc:creator>Joshua Phillips</dc:creator>
              <dc:date>2016-02-15T11:35:00</dc:date>
            </office:change-info>
          </text:insertion>
        </text:changed-region>
        <text:changed-region xml:id="ct41050560" text:id="ct41050560">
          <text:insertion>
            <office:change-info>
              <dc:creator>Joshua Phillips</dc:creator>
              <dc:date>2016-02-15T11:36:00</dc:date>
            </office:change-info>
          </text:insertion>
        </text:changed-region>
        <text:changed-region xml:id="ct41054368" text:id="ct41054368">
          <text:insertion>
            <office:change-info>
              <dc:creator>Joshua Phillips</dc:creator>
              <dc:date>2016-02-15T11:40:00</dc:date>
            </office:change-info>
          </text:insertion>
        </text:changed-region>
        <text:changed-region xml:id="ct41055776" text:id="ct41055776">
          <text:insertion>
            <office:change-info>
              <dc:creator>Joshua Phillips</dc:creator>
              <dc:date>2016-02-15T11:38:00</dc:date>
            </office:change-info>
          </text:insertion>
        </text:changed-region>
        <text:changed-region xml:id="ct41064480" text:id="ct41064480">
          <text:insertion>
            <office:change-info>
              <dc:creator>Joshua Phillips</dc:creator>
              <dc:date>2016-02-15T11:44:00</dc:date>
            </office:change-info>
          </text:insertion>
        </text:changed-region>
        <text:changed-region xml:id="ct41063872" text:id="ct41063872">
          <text:insertion>
            <office:change-info>
              <dc:creator>Joshua Phillips</dc:creator>
              <dc:date>2016-02-15T11:39:00</dc:date>
            </office:change-info>
          </text:insertion>
        </text:changed-region>
        <text:changed-region xml:id="ct41048544" text:id="ct41048544">
          <text:insertion>
            <office:change-info>
              <dc:creator>Joshua Phillips</dc:creator>
              <dc:date>2016-02-15T11:42:00</dc:date>
            </office:change-info>
          </text:insertion>
        </text:changed-region>
        <text:changed-region xml:id="ct41086208" text:id="ct41086208">
          <text:insertion>
            <office:change-info>
              <dc:creator>Joshua Phillips</dc:creator>
              <dc:date>2016-02-15T11:43:00</dc:date>
            </office:change-info>
          </text:insertion>
        </text:changed-region>
        <text:changed-region xml:id="ct41091904" text:id="ct41091904">
          <text:insertion>
            <office:change-info>
              <dc:creator>Joshua Phillips</dc:creator>
              <dc:date>2016-02-15T11:44:00</dc:date>
            </office:change-info>
          </text:insertion>
        </text:changed-region>
        <text:changed-region xml:id="ct41094064" text:id="ct41094064">
          <text:insertion>
            <office:change-info>
              <dc:creator>Joshua Phillips</dc:creator>
              <dc:date>2016-02-15T11:46:00</dc:date>
            </office:change-info>
          </text:insertion>
        </text:changed-region>
        <text:changed-region xml:id="ct41097152" text:id="ct41097152">
          <text:insertion>
            <office:change-info>
              <dc:creator>Joshua Phillips</dc:creator>
              <dc:date>2016-02-15T17:33:00</dc:date>
            </office:change-info>
          </text:insertion>
        </text:changed-region>
        <text:changed-region xml:id="ct41098992" text:id="ct41098992">
          <text:insertion>
            <office:change-info>
              <dc:creator>Joshua Phillips</dc:creator>
              <dc:date>2016-02-15T11:47:00</dc:date>
            </office:change-info>
          </text:insertion>
        </text:changed-region>
        <text:changed-region xml:id="ct41104128" text:id="ct41104128">
          <text:insertion>
            <office:change-info>
              <dc:creator>Joshua Phillips</dc:creator>
              <dc:date>2016-02-15T11:48:00</dc:date>
            </office:change-info>
          </text:insertion>
        </text:changed-region>
        <text:changed-region xml:id="ct41105312" text:id="ct41105312">
          <text:insertion>
            <office:change-info>
              <dc:creator>Joshua Phillips</dc:creator>
              <dc:date>2016-02-15T11:49:00</dc:date>
            </office:change-info>
          </text:insertion>
        </text:changed-region>
        <text:changed-region xml:id="ct41105920" text:id="ct41105920">
          <text:deletion>
            <office:change-info>
              <dc:creator>Joshua Phillips</dc:creator>
              <dc:date>2016-02-15T11:15:00</dc:date>
            </office:change-info>
            <text:p text:style-name="P1"><text:span text:style-name="T3"><text:tab/></text:span></text:p>
          </text:deletion>
        </text:changed-region>
        <text:changed-region xml:id="ct41105728" text:id="ct41105728">
          <text:deletion>
            <office:change-info>
              <dc:creator>Joshua Phillips</dc:creator>
              <dc:date>2016-02-15T11:59:00</dc:date>
            </office:change-info>
            <text:p text:style-name="P1"/>
            <text:p text:style-name="P1"><text:span text:style-name="T2"/></text:p>
          </text:deletion>
        </text:changed-region>
        <text:changed-region xml:id="ct41105504" text:id="ct41105504">
          <text:deletion>
            <office:change-info>
              <dc:creator>Joshua Phillips</dc:creator>
              <dc:date>2016-02-15T11:50:00</dc:date>
            </office:change-info>
            <text:p text:style-name="P1"><text:span text:style-name="T2">which a monkey had to learn to look at objects on a screen in the correct sequence as they randomly appeared and disappeared.</text:span></text:p>
          </text:deletion>
        </text:changed-region>
        <text:changed-region xml:id="ct41108736" text:id="ct41108736">
          <text:insertion>
            <office:change-info>
              <dc:creator>Joshua Phillips</dc:creator>
              <dc:date>2016-02-15T11:59:00</dc:date>
            </office:change-info>
          </text:insertion>
        </text:changed-region>
        <text:changed-region xml:id="ct41111408" text:id="ct41111408">
          <text:insertion>
            <office:change-info>
              <dc:creator>Joshua Phillips</dc:creator>
              <dc:date>2016-02-15T17:17:00</dc:date>
            </office:change-info>
          </text:insertion>
        </text:changed-region>
        <text:changed-region xml:id="ct41113920" text:id="ct41113920">
          <text:insertion>
            <office:change-info>
              <dc:creator>Joshua Phillips</dc:creator>
              <dc:date>2016-02-15T17:18:00</dc:date>
            </office:change-info>
          </text:insertion>
        </text:changed-region>
        <text:changed-region xml:id="ct41018240" text:id="ct41018240">
          <text:insertion>
            <office:change-info>
              <dc:creator>Joshua Phillips</dc:creator>
              <dc:date>2016-02-15T17:20:00</dc:date>
            </office:change-info>
          </text:insertion>
        </text:changed-region>
        <text:changed-region xml:id="ct40895552" text:id="ct40895552">
          <text:insertion>
            <office:change-info>
              <dc:creator>Joshua Phillips</dc:creator>
              <dc:date>2016-02-15T11:55:00</dc:date>
            </office:change-info>
          </text:insertion>
        </text:changed-region>
        <text:changed-region xml:id="ct41029568" text:id="ct41029568">
          <text:insertion>
            <office:change-info>
              <dc:creator>Joshua Phillips</dc:creator>
              <dc:date>2016-02-15T11:56:00</dc:date>
            </office:change-info>
          </text:insertion>
        </text:changed-region>
        <text:changed-region xml:id="ct40803600" text:id="ct40803600">
          <text:insertion>
            <office:change-info>
              <dc:creator>Joshua Phillips</dc:creator>
              <dc:date>2016-02-15T11:57:00</dc:date>
            </office:change-info>
          </text:insertion>
        </text:changed-region>
        <text:changed-region xml:id="ct40907632" text:id="ct40907632">
          <text:deletion>
            <office:change-info>
              <dc:creator>Joshua Phillips</dc:creator>
              <dc:date>2016-02-15T11:57:00</dc:date>
            </office:change-info>
            <text:p text:style-name="P1"><text:span text:style-name="T4">T</text:span></text:p>
          </text:deletion>
        </text:changed-region>
        <text:changed-region xml:id="ct40906928" text:id="ct40906928">
          <text:insertion>
            <office:change-info>
              <dc:creator>Joshua Phillips</dc:creator>
              <dc:date>2016-02-15T11:57:00</dc:date>
            </office:change-info>
          </text:insertion>
        </text:changed-region>
        <text:changed-region xml:id="ct40899792" text:id="ct40899792">
          <text:deletion>
            <office:change-info>
              <dc:creator>Joshua Phillips</dc:creator>
              <dc:date>2016-02-15T11:59:00</dc:date>
            </office:change-info>
            <text:p text:style-name="P1"><text:span text:style-name="T4">, </text:span></text:p>
          </text:deletion>
        </text:changed-region>
        <text:changed-region xml:id="ct41123168" text:id="ct41123168">
          <text:insertion>
            <office:change-info>
              <dc:creator>Joshua Phillips</dc:creator>
              <dc:date>2016-02-15T11:59:00</dc:date>
            </office:change-info>
          </text:insertion>
        </text:changed-region>
        <text:changed-region xml:id="ct41114224" text:id="ct41114224">
          <text:deletion>
            <office:change-info>
              <dc:creator>Joshua Phillips</dc:creator>
              <dc:date>2016-02-15T11:59:00</dc:date>
            </office:change-info>
            <text:p text:style-name="P1"><text:span text:style-name="T4">but a</text:span></text:p>
          </text:deletion>
        </text:changed-region>
        <text:changed-region xml:id="ct40895312" text:id="ct40895312">
          <text:insertion>
            <office:change-info>
              <dc:creator>Joshua Phillips</dc:creator>
              <dc:date>2016-02-15T11:59:00</dc:date>
            </office:change-info>
          </text:insertion>
        </text:changed-region>
        <text:changed-region xml:id="ct41104736" text:id="ct41104736">
          <text:insertion>
            <office:change-info>
              <dc:creator>Joshua Phillips</dc:creator>
              <dc:date>2016-02-15T17:07:00</dc:date>
            </office:change-info>
          </text:insertion>
        </text:changed-region>
        <text:changed-region xml:id="ct41056496" text:id="ct41056496">
          <text:deletion>
            <office:change-info>
              <dc:creator>Joshua Phillips</dc:creator>
              <dc:date>2016-02-15T11:59:00</dc:date>
            </office:change-info>
            <text:p text:style-name="P1"><text:span text:style-name="T4">ese</text:span></text:p>
          </text:deletion>
        </text:changed-region>
        <text:changed-region xml:id="ct41108928" text:id="ct41108928">
          <text:insertion>
            <office:change-info>
              <dc:creator>Joshua Phillips</dc:creator>
              <dc:date>2016-02-15T11:59:00</dc:date>
            </office:change-info>
          </text:insertion>
        </text:changed-region>
        <text:changed-region xml:id="ct41047408" text:id="ct41047408">
          <text:deletion>
            <office:change-info>
              <dc:creator>Joshua Phillips</dc:creator>
              <dc:date>2016-02-15T12:00:00</dc:date>
            </office:change-info>
            <text:p text:style-name="P1"><text:span text:style-name="T4">s</text:span></text:p>
          </text:deletion>
        </text:changed-region>
        <text:changed-region xml:id="ct41110560" text:id="ct41110560">
          <text:insertion>
            <office:change-info>
              <dc:creator>Joshua Phillips</dc:creator>
              <dc:date>2016-02-15T17:42:00</dc:date>
            </office:change-info>
          </text:insertion>
        </text:changed-region>
        <text:changed-region xml:id="ct41110752" text:id="ct41110752">
          <text:deletion>
            <office:change-info>
              <dc:creator>Joshua Phillips</dc:creator>
              <dc:date>2016-02-15T17:43:00</dc:date>
            </office:change-info>
            <text:p text:style-name="P1"><text:span text:style-name="T5">describes</text:span></text:p>
          </text:deletion>
        </text:changed-region>
        <text:changed-region xml:id="ct41058992" text:id="ct41058992">
          <text:insertion>
            <office:change-info>
              <dc:creator>Joshua Phillips</dc:creator>
              <dc:date>2016-02-15T17:23:00</dc:date>
            </office:change-info>
          </text:insertion>
        </text:changed-region>
        <text:changed-region xml:id="ct41055088" text:id="ct41055088">
          <text:deletion>
            <office:change-info>
              <dc:creator>Joshua Phillips</dc:creator>
              <dc:date>2016-02-15T17:23:00</dc:date>
            </office:change-info>
            <text:p text:style-name="P1"><text:span text:style-name="T5">their own</text:span></text:p>
          </text:deletion>
        </text:changed-region>
        <text:changed-region xml:id="ct41112560" text:id="ct41112560">
          <text:insertion>
            <office:change-info>
              <dc:creator>Joshua Phillips</dc:creator>
              <dc:date>2016-02-15T17:43:00</dc:date>
            </office:change-info>
          </text:insertion>
        </text:changed-region>
        <text:changed-region xml:id="ct41026512" text:id="ct41026512">
          <text:insertion>
            <office:change-info>
              <dc:creator>Joshua Phillips</dc:creator>
              <dc:date>2016-02-15T17:23:00</dc:date>
            </office:change-info>
          </text:insertion>
        </text:changed-region>
        <text:changed-region xml:id="ct41053504" text:id="ct41053504">
          <text:insertion>
            <office:change-info>
              <dc:creator>Joshua Phillips</dc:creator>
              <dc:date>2016-02-15T17:23:00</dc:date>
            </office:change-info>
          </text:insertion>
        </text:changed-region>
        <text:changed-region xml:id="ct41049392" text:id="ct41049392">
          <text:insertion>
            <office:change-info>
              <dc:creator>Joshua Phillips</dc:creator>
              <dc:date>2016-02-15T17:23:00</dc:date>
            </office:change-info>
          </text:insertion>
        </text:changed-region>
        <text:changed-region xml:id="ct41097344" text:id="ct41097344">
          <text:deletion>
            <office:change-info>
              <dc:creator>Joshua Phillips</dc:creator>
              <dc:date>2016-02-15T17:43:00</dc:date>
            </office:change-info>
            <text:p text:style-name="P1"><text:span text:style-name="T5">e</text:span></text:p>
          </text:deletion>
        </text:changed-region>
        <text:changed-region xml:id="ct41098224" text:id="ct41098224">
          <text:insertion>
            <office:change-info>
              <dc:creator>Joshua Phillips</dc:creator>
              <dc:date>2016-02-15T17:43:00</dc:date>
            </office:change-info>
          </text:insertion>
        </text:changed-region>
        <text:changed-region xml:id="ct41062096" text:id="ct41062096">
          <text:deletion>
            <office:change-info>
              <dc:creator>Joshua Phillips</dc:creator>
              <dc:date>2016-02-15T17:23:00</dc:date>
            </office:change-info>
            <text:p text:style-name="P1"><text:span text:style-name="T5">and</text:span></text:p>
          </text:deletion>
        </text:changed-region>
        <text:changed-region xml:id="ct41075104" text:id="ct41075104">
          <text:insertion>
            <office:change-info>
              <dc:creator>Joshua Phillips</dc:creator>
              <dc:date>2016-02-15T17:23:00</dc:date>
            </office:change-info>
          </text:insertion>
        </text:changed-region>
        <text:changed-region xml:id="ct41073120" text:id="ct41073120">
          <text:insertion>
            <office:change-info>
              <dc:creator>Joshua Phillips</dc:creator>
              <dc:date>2016-02-15T17:24:00</dc:date>
            </office:change-info>
          </text:insertion>
        </text:changed-region>
        <text:changed-region xml:id="ct41093248" text:id="ct41093248">
          <text:insertion>
            <office:change-info>
              <dc:creator>Joshua Phillips</dc:creator>
              <dc:date>2016-02-15T17:43:00</dc:date>
            </office:change-info>
          </text:insertion>
        </text:changed-region>
        <text:changed-region xml:id="ct41073312" text:id="ct41073312">
          <text:deletion>
            <office:change-info>
              <dc:creator>Joshua Phillips</dc:creator>
              <dc:date>2016-02-15T17:44:00</dc:date>
            </office:change-info>
            <text:p text:style-name="P1"><text:span text:style-name="T5"><text:s/></text:span></text:p>
          </text:deletion>
        </text:changed-region>
        <text:changed-region xml:id="ct41073536" text:id="ct41073536">
          <text:insertion>
            <office:change-info>
              <dc:creator>Joshua Phillips</dc:creator>
              <dc:date>2016-02-15T17:46:00</dc:date>
            </office:change-info>
          </text:insertion>
        </text:changed-region>
        <text:changed-region xml:id="ct41095760" text:id="ct41095760">
          <text:insertion>
            <office:change-info>
              <dc:creator>Joshua Phillips</dc:creator>
              <dc:date>2016-02-15T17:44:00</dc:date>
            </office:change-info>
          </text:insertion>
        </text:changed-region>
        <text:changed-region xml:id="ct41106112" text:id="ct41106112">
          <text:deletion>
            <office:change-info>
              <dc:creator>Joshua Phillips</dc:creator>
              <dc:date>2016-02-15T17:45:00</dc:date>
            </office:change-info>
            <text:p text:style-name="P1"><text:span text:style-name="T5"><text:s/>contain</text:span></text:p>
          </text:deletion>
        </text:changed-region>
        <text:changed-region xml:id="ct41107392" text:id="ct41107392">
          <text:insertion>
            <office:change-info>
              <dc:creator>Joshua Phillips</dc:creator>
              <dc:date>2016-02-15T17:45:00</dc:date>
            </office:change-info>
          </text:insertion>
        </text:changed-region>
        <text:changed-region xml:id="ct41042320" text:id="ct41042320">
          <text:insertion>
            <office:change-info>
              <dc:creator>Joshua Phillips</dc:creator>
              <dc:date>2016-02-15T17:46:00</dc:date>
            </office:change-info>
          </text:insertion>
        </text:changed-region>
        <text:changed-region xml:id="ct41094448" text:id="ct41094448">
          <text:insertion>
            <office:change-info>
              <dc:creator>Joshua Phillips</dc:creator>
              <dc:date>2016-02-15T17:44:00</dc:date>
            </office:change-info>
          </text:insertion>
        </text:changed-region>
        <text:changed-region xml:id="ct41045360" text:id="ct41045360">
          <text:deletion>
            <office:change-info>
              <dc:creator>Joshua Phillips</dc:creator>
              <dc:date>2016-02-15T17:45:00</dc:date>
            </office:change-info>
            <text:p text:style-name="P1"><text:span text:style-name="T5">t</text:span></text:p>
          </text:deletion>
        </text:changed-region>
        <text:changed-region xml:id="ct41046528" text:id="ct41046528">
          <text:insertion>
            <office:change-info>
              <dc:creator>Joshua Phillips</dc:creator>
              <dc:date>2016-02-15T17:45:00</dc:date>
            </office:change-info>
          </text:insertion>
        </text:changed-region>
        <text:changed-region xml:id="ct41102352" text:id="ct41102352">
          <text:deletion>
            <office:change-info>
              <dc:creator>Joshua Phillips</dc:creator>
              <dc:date>2016-02-15T17:45:00</dc:date>
            </office:change-info>
            <text:p text:style-name="P1"><text:span text:style-name="T5">,</text:span></text:p>
          </text:deletion>
        </text:changed-region>
        <text:changed-region xml:id="ct40968112" text:id="ct40968112">
          <text:insertion>
            <office:change-info>
              <dc:creator>Joshua Phillips</dc:creator>
              <dc:date>2016-02-15T17:45:00</dc:date>
            </office:change-info>
          </text:insertion>
        </text:changed-region>
        <text:changed-region xml:id="ct40968368" text:id="ct40968368">
          <text:deletion>
            <office:change-info>
              <dc:creator>Joshua Phillips</dc:creator>
              <dc:date>2016-02-15T17:45:00</dc:date>
            </office:change-info>
            <text:p text:style-name="P1"><text:span text:style-name="T5"><text:s/>and these concepts are</text:span></text:p>
          </text:deletion>
        </text:changed-region>
        <text:changed-region xml:id="ct41044272" text:id="ct41044272">
          <text:insertion>
            <office:change-info>
              <dc:creator>Joshua Phillips</dc:creator>
              <dc:date>2016-02-15T17:46:00</dc:date>
            </office:change-info>
          </text:insertion>
        </text:changed-region>
        <text:changed-region xml:id="ct41068960" text:id="ct41068960">
          <text:deletion>
            <office:change-info>
              <dc:creator>Joshua Phillips</dc:creator>
              <dc:date>2016-02-15T18:09:00</dc:date>
            </office:change-info>
            <text:p text:style-name="P1"><text:span text:style-name="T6"><text:s/></text:span></text:p>
          </text:deletion>
        </text:changed-region>
        <text:changed-region xml:id="ct41070992" text:id="ct41070992">
          <text:deletion>
            <office:change-info>
              <dc:creator>Joshua Phillips</dc:creator>
              <dc:date>2016-02-15T18:10:00</dc:date>
            </office:change-info>
            <text:p text:style-name="P1"><text:span text:style-name="T7">t</text:span></text:p>
          </text:deletion>
        </text:changed-region>
        <text:changed-region xml:id="ct41085136" text:id="ct41085136">
          <text:insertion>
            <office:change-info>
              <dc:creator>Joshua Phillips</dc:creator>
              <dc:date>2016-02-15T18:10:00</dc:date>
            </office:change-info>
          </text:insertion>
        </text:changed-region>
        <text:changed-region xml:id="ct41113200" text:id="ct41113200">
          <text:deletion>
            <office:change-info>
              <dc:creator>Joshua Phillips</dc:creator>
              <dc:date>2016-02-15T17:10:00</dc:date>
            </office:change-info>
            <text:p text:style-name="P2">can be separated</text:p>
          </text:deletion>
        </text:changed-region>
        <text:changed-region xml:id="ct41081216" text:id="ct41081216">
          <text:insertion>
            <office:change-info>
              <dc:creator>Joshua Phillips</dc:creator>
              <dc:date>2016-02-15T17:10:00</dc:date>
            </office:change-info>
          </text:insertion>
        </text:changed-region>
        <text:changed-region xml:id="ct40914672" text:id="ct40914672">
          <text:deletion>
            <office:change-info>
              <dc:creator>Joshua Phillips</dc:creator>
              <dc:date>2016-02-15T17:10:00</dc:date>
            </office:change-info>
            <text:p text:style-name="P2">to</text:p>
          </text:deletion>
        </text:changed-region>
        <text:changed-region xml:id="ct41023504" text:id="ct41023504">
          <text:deletion>
            <office:change-info>
              <dc:creator>Joshua Phillips</dc:creator>
              <dc:date>2016-02-15T17:10:00</dc:date>
            </office:change-info>
            <text:p text:style-name="P2"><text:span text:style-name="T8">6</text:span></text:p>
          </text:deletion>
        </text:changed-region>
        <text:changed-region xml:id="ct41025552" text:id="ct41025552">
          <text:insertion>
            <office:change-info>
              <dc:creator>Joshua Phillips</dc:creator>
              <dc:date>2016-02-15T17:10:00</dc:date>
            </office:change-info>
          </text:insertion>
        </text:changed-region>
        <text:changed-region xml:id="ct40922224" text:id="ct40922224">
          <text:deletion>
            <office:change-info>
              <dc:creator>Joshua Phillips</dc:creator>
              <dc:date>2016-02-15T17:10:00</dc:date>
            </office:change-info>
            <text:p text:style-name="P2"><text:span text:style-name="T8">total </text:span></text:p>
          </text:deletion>
        </text:changed-region>
        <text:changed-region xml:id="ct40910912" text:id="ct40910912">
          <text:insertion>
            <office:change-info>
              <dc:creator>Joshua Phillips</dc:creator>
              <dc:date>2016-02-15T17:10:00</dc:date>
            </office:change-info>
          </text:insertion>
        </text:changed-region>
        <text:changed-region xml:id="ct40934464" text:id="ct40934464">
          <text:deletion>
            <office:change-info>
              <dc:creator>Joshua Phillips</dc:creator>
              <dc:date>2016-02-15T17:10:00</dc:date>
            </office:change-info>
            <text:p text:style-name="P2"><text:span text:style-name="T8">two</text:span></text:p>
          </text:deletion>
        </text:changed-region>
        <text:changed-region xml:id="ct40931280" text:id="ct40931280">
          <text:insertion>
            <office:change-info>
              <dc:creator>Joshua Phillips</dc:creator>
              <dc:date>2016-02-15T17:10:00</dc:date>
            </office:change-info>
          </text:insertion>
        </text:changed-region>
        <text:changed-region xml:id="ct40904416" text:id="ct40904416">
          <text:deletion>
            <office:change-info>
              <dc:creator>Joshua Phillips</dc:creator>
              <dc:date>2016-02-15T17:11:00</dc:date>
            </office:change-info>
            <text:p text:style-name="P2"><text:span text:style-name="T8">art</text:span></text:p>
          </text:deletion>
        </text:changed-region>
        <text:changed-region xml:id="ct40911584" text:id="ct40911584">
          <text:insertion>
            <office:change-info>
              <dc:creator>Joshua Phillips</dc:creator>
              <dc:date>2016-02-15T17:11:00</dc:date>
            </office:change-info>
          </text:insertion>
        </text:changed-region>
        <text:changed-region xml:id="ct40895936" text:id="ct40895936">
          <text:deletion>
            <office:change-info>
              <dc:creator>Joshua Phillips</dc:creator>
              <dc:date>2016-02-15T17:11:00</dc:date>
            </office:change-info>
            <text:p text:style-name="P2"><text:span text:style-name="T8">art</text:span></text:p>
          </text:deletion>
        </text:changed-region>
        <text:changed-region xml:id="ct40909760" text:id="ct40909760">
          <text:insertion>
            <office:change-info>
              <dc:creator>Joshua Phillips</dc:creator>
              <dc:date>2016-02-15T17:11:00</dc:date>
            </office:change-info>
          </text:insertion>
        </text:changed-region>
        <text:changed-region xml:id="ct40919776" text:id="ct40919776">
          <text:deletion>
            <office:change-info>
              <dc:creator>Joshua Phillips</dc:creator>
              <dc:date>2016-02-15T17:24:00</dc:date>
            </office:change-info>
            <text:p text:style-name="P2"><text:span text:style-name="T9">art</text:span></text:p>
          </text:deletion>
        </text:changed-region>
        <text:changed-region xml:id="ct41024992" text:id="ct41024992">
          <text:insertion>
            <office:change-info>
              <dc:creator>Joshua Phillips</dc:creator>
              <dc:date>2016-02-15T17:25:00</dc:date>
            </office:change-info>
          </text:insertion>
        </text:changed-region>
        <text:changed-region xml:id="ct40921632" text:id="ct40921632">
          <text:deletion>
            <office:change-info>
              <dc:creator>Joshua Phillips</dc:creator>
              <dc:date>2016-02-15T17:24:00</dc:date>
            </office:change-info>
            <text:p text:style-name="P2"><text:span text:style-name="T10">hase</text:span></text:p>
          </text:deletion>
        </text:changed-region>
        <text:changed-region xml:id="ct40923136" text:id="ct40923136">
          <text:insertion>
            <office:change-info>
              <dc:creator>Joshua Phillips</dc:creator>
              <dc:date>2016-02-15T17:24:00</dc:date>
            </office:change-info>
          </text:insertion>
        </text:changed-region>
        <text:changed-region xml:id="ct40907280" text:id="ct40907280">
          <text:deletion>
            <office:change-info>
              <dc:creator>Joshua Phillips</dc:creator>
              <dc:date>2016-02-15T17:40:00</dc:date>
            </office:change-info>
            <text:p text:style-name="P2"><text:span text:style-name="T10">is</text:span></text:p>
          </text:deletion>
        </text:changed-region>
        <text:changed-region xml:id="ct40923952" text:id="ct40923952">
          <text:insertion>
            <office:change-info>
              <dc:creator>Joshua Phillips</dc:creator>
              <dc:date>2016-02-15T17:40:00</dc:date>
            </office:change-info>
          </text:insertion>
        </text:changed-region>
        <text:changed-region xml:id="ct40927856" text:id="ct40927856">
          <text:insertion>
            <office:change-info>
              <dc:creator>Joshua Phillips</dc:creator>
              <dc:date>2016-02-15T17:40:00</dc:date>
            </office:change-info>
          </text:insertion>
        </text:changed-region>
        <text:changed-region xml:id="ct40913600" text:id="ct40913600">
          <text:insertion>
            <office:change-info>
              <dc:creator>Joshua Phillips</dc:creator>
              <dc:date>2016-02-15T17:40:00</dc:date>
            </office:change-info>
          </text:insertion>
        </text:changed-region>
        <text:changed-region xml:id="ct41114416" text:id="ct41114416">
          <text:insertion>
            <office:change-info>
              <dc:creator>Joshua Phillips</dc:creator>
              <dc:date>2016-02-15T17:40:00</dc:date>
            </office:change-info>
          </text:insertion>
        </text:changed-region>
        <text:changed-region xml:id="ct40925040" text:id="ct40925040">
          <text:deletion>
            <office:change-info>
              <dc:creator>Joshua Phillips</dc:creator>
              <dc:date>2016-02-15T17:41:00</dc:date>
            </office:change-info>
            <text:p text:style-name="P3"><text:span text:style-name="T11"><text:s/></text:span></text:p>
          </text:deletion>
        </text:changed-region>
        <text:changed-region xml:id="ct41063536" text:id="ct41063536">
          <text:insertion>
            <office:change-info>
              <dc:creator>Joshua Phillips</dc:creator>
              <dc:date>2016-02-15T17:41:00</dc:date>
            </office:change-info>
          </text:insertion>
        </text:changed-region>
        <text:changed-region xml:id="ct40934160" text:id="ct40934160">
          <text:deletion>
            <office:change-info>
              <dc:creator>Joshua Phillips</dc:creator>
              <dc:date>2016-02-15T17:27:00</dc:date>
            </office:change-info>
            <text:p text:style-name="P3"><text:span text:style-name="T12">hase</text:span></text:p>
          </text:deletion>
        </text:changed-region>
        <text:changed-region xml:id="ct40914384" text:id="ct40914384">
          <text:insertion>
            <office:change-info>
              <dc:creator>Joshua Phillips</dc:creator>
              <dc:date>2016-02-15T17:27:00</dc:date>
            </office:change-info>
          </text:insertion>
        </text:changed-region>
        <text:changed-region xml:id="ct40928224" text:id="ct40928224">
          <text:insertion>
            <office:change-info>
              <dc:creator>Joshua Phillips</dc:creator>
              <dc:date>2016-02-15T17:27:00</dc:date>
            </office:change-info>
          </text:insertion>
        </text:changed-region>
        <text:changed-region xml:id="ct40915808" text:id="ct40915808">
          <text:deletion>
            <office:change-info>
              <dc:creator>Joshua Phillips</dc:creator>
              <dc:date>2016-02-15T17:27:00</dc:date>
            </office:change-info>
            <text:p text:style-name="P3"><text:span text:style-name="T12">se</text:span></text:p>
          </text:deletion>
        </text:changed-region>
        <text:changed-region xml:id="ct41080896" text:id="ct41080896">
          <text:insertion>
            <office:change-info>
              <dc:creator>Joshua Phillips</dc:creator>
              <dc:date>2016-02-15T17:27:00</dc:date>
            </office:change-info>
          </text:insertion>
        </text:changed-region>
        <text:changed-region xml:id="ct41085408" text:id="ct41085408">
          <text:deletion>
            <office:change-info>
              <dc:creator>Joshua Phillips</dc:creator>
              <dc:date>2016-02-15T17:27:00</dc:date>
            </office:change-info>
            <text:p text:style-name="P3"><text:span text:style-name="T12">2</text:span></text:p>
          </text:deletion>
        </text:changed-region>
        <text:changed-region xml:id="ct41046864" text:id="ct41046864">
          <text:insertion>
            <office:change-info>
              <dc:creator>Joshua Phillips</dc:creator>
              <dc:date>2016-02-15T17:27:00</dc:date>
            </office:change-info>
          </text:insertion>
        </text:changed-region>
        <text:changed-region xml:id="ct41048048" text:id="ct41048048">
          <text:deletion>
            <office:change-info>
              <dc:creator>Joshua Phillips</dc:creator>
              <dc:date>2016-02-15T18:12:00</dc:date>
            </office:change-info>
            <text:p text:style-name="P3"/>
            <text:p text:style-name="P3"><text:span text:style-name="T11">Once I have created such an engine, I will be able to incorporate it into the W</text:span><text:span text:style-name="T13">M</text:span><text:span text:style-name="T11">tk, beginning P</text:span></text:p>
          </text:deletion>
        </text:changed-region>
        <text:changed-region xml:id="ct41047824" text:id="ct41047824">
          <text:deletion>
            <office:change-info>
              <dc:creator>Joshua Phillips</dc:creator>
              <dc:date>2016-02-15T17:28:00</dc:date>
            </office:change-info>
            <text:p text:style-name="P3"><text:span text:style-name="T11">art</text:span></text:p>
          </text:deletion>
        </text:changed-region>
        <text:changed-region xml:id="ct41047600" text:id="ct41047600">
          <text:deletion>
            <office:change-info>
              <dc:creator>Joshua Phillips</dc:creator>
              <dc:date>2016-02-15T18:12:00</dc:date>
            </office:change-info>
            <text:p text:style-name="P3"><text:span text:style-name="T11"><text:s/>2 of the project.</text:span></text:p>
          </text:deletion>
        </text:changed-region>
        <text:changed-region xml:id="ct41064096" text:id="ct41064096">
          <text:deletion>
            <office:change-info>
              <dc:creator>Joshua Phillips</dc:creator>
              <dc:date>2016-02-15T17:25:00</dc:date>
            </office:change-info>
            <text:p text:style-name="P4"><text:span text:style-name="T14">art</text:span></text:p>
          </text:deletion>
        </text:changed-region>
        <text:changed-region xml:id="ct41045968" text:id="ct41045968">
          <text:insertion>
            <office:change-info>
              <dc:creator>Joshua Phillips</dc:creator>
              <dc:date>2016-02-15T17:25:00</dc:date>
            </office:change-info>
          </text:insertion>
        </text:changed-region>
        <text:changed-region xml:id="ct41029168" text:id="ct41029168">
          <text:insertion>
            <office:change-info>
              <dc:creator>Joshua Phillips</dc:creator>
              <dc:date>2016-02-15T18:11:00</dc:date>
            </office:change-info>
          </text:insertion>
        </text:changed-region>
        <text:changed-region xml:id="ct41071216" text:id="ct41071216">
          <text:insertion>
            <office:change-info>
              <dc:creator>Joshua Phillips</dc:creator>
              <dc:date>2016-02-15T18:11:00</dc:date>
            </office:change-info>
          </text:insertion>
        </text:changed-region>
        <text:changed-region xml:id="ct39328480" text:id="ct39328480">
          <text:insertion>
            <office:change-info>
              <dc:creator>Grayson Dubois</dc:creator>
              <dc:date>2016-02-15T21:47:00</dc:date>
            </office:change-info>
          </text:insertion>
        </text:changed-region>
        <text:changed-region xml:id="ct38179376" text:id="ct38179376">
          <text:insertion>
            <office:change-info>
              <dc:creator>Joshua Phillips</dc:creator>
              <dc:date>2016-02-15T18:11:00</dc:date>
            </office:change-info>
          </text:insertion>
        </text:changed-region>
        <text:changed-region xml:id="ct48500096" text:id="ct48500096">
          <text:insertion>
            <office:change-info>
              <dc:creator>Grayson Dubois</dc:creator>
              <dc:date>2016-02-15T21:47:00</dc:date>
            </office:change-info>
          </text:insertion>
        </text:changed-region>
        <text:changed-region xml:id="ct41463936" text:id="ct41463936">
          <text:insertion>
            <office:change-info>
              <dc:creator>Joshua Phillips</dc:creator>
              <dc:date>2016-02-15T18:11:00</dc:date>
            </office:change-info>
          </text:insertion>
        </text:changed-region>
        <text:changed-region xml:id="ct41069376" text:id="ct41069376">
          <text:deletion>
            <office:change-info>
              <dc:creator>Grayson Dubois</dc:creator>
              <dc:date>2016-02-15T21:47:00</dc:date>
            </office:change-info>
            <text:p text:style-name="P4"><text:span text:style-name="T15">for </text:span></text:p>
          </text:deletion>
          <text:insertion>
            <office:change-info office:chg-author="Joshua Phillips" office:chg-date-time="2016-02-15T18:11:00"/>
          </text:insertion>
        </text:changed-region>
        <text:changed-region xml:id="ct41069184" text:id="ct41069184">
          <text:deletion>
            <office:change-info>
              <dc:creator>Grayson Dubois</dc:creator>
              <dc:date>2016-02-15T21:47:00</dc:date>
            </office:change-info>
            <text:p text:style-name="P4"><text:span text:style-name="T16">t</text:span></text:p>
          </text:deletion>
        </text:changed-region>
        <text:changed-region xml:id="ct41111600" text:id="ct41111600">
          <text:insertion>
            <office:change-info>
              <dc:creator>Grayson Dubois</dc:creator>
              <dc:date>2016-02-15T21:47:00</dc:date>
            </office:change-info>
          </text:insertion>
        </text:changed-region>
        <text:changed-region xml:id="ct41028768" text:id="ct41028768">
          <text:deletion>
            <office:change-info>
              <dc:creator>Joshua Phillips</dc:creator>
              <dc:date>2016-02-15T18:11:00</dc:date>
            </office:change-info>
            <text:p text:style-name="P4"><text:span text:style-name="T16">e the next three p</text:span></text:p>
          </text:deletion>
        </text:changed-region>
        <text:changed-region xml:id="ct41071792" text:id="ct41071792">
          <text:deletion>
            <office:change-info>
              <dc:creator>Joshua Phillips</dc:creator>
              <dc:date>2016-02-15T17:28:00</dc:date>
            </office:change-info>
            <text:p text:style-name="P4"><text:span text:style-name="T16">hases</text:span></text:p>
          </text:deletion>
        </text:changed-region>
        <text:changed-region xml:id="ct41028960" text:id="ct41028960">
          <text:insertion>
            <office:change-info>
              <dc:creator>Joshua Phillips</dc:creator>
              <dc:date>2016-02-15T18:11:00</dc:date>
            </office:change-info>
          </text:insertion>
        </text:changed-region>
        <text:changed-region xml:id="ct39377008" text:id="ct39377008">
          <text:insertion>
            <office:change-info>
              <dc:creator>Grayson Dubois</dc:creator>
              <dc:date>2016-02-15T21:47:00</dc:date>
            </office:change-info>
          </text:insertion>
        </text:changed-region>
        <text:changed-region xml:id="ct41071408" text:id="ct41071408">
          <text:insertion>
            <office:change-info>
              <dc:creator>Joshua Phillips</dc:creator>
              <dc:date>2016-02-15T17:40:00</dc:date>
            </office:change-info>
          </text:insertion>
        </text:changed-region>
        <text:changed-region xml:id="ct41071600" text:id="ct41071600">
          <text:insertion>
            <office:change-info>
              <dc:creator>Joshua Phillips</dc:creator>
              <dc:date>2016-02-15T17:40:00</dc:date>
            </office:change-info>
          </text:insertion>
        </text:changed-region>
        <text:changed-region xml:id="ct41044464" text:id="ct41044464">
          <text:insertion>
            <office:change-info>
              <dc:creator>Joshua Phillips</dc:creator>
              <dc:date>2016-02-15T17:41:00</dc:date>
            </office:change-info>
          </text:insertion>
        </text:changed-region>
        <text:changed-region xml:id="ct41073728" text:id="ct41073728">
          <text:format-change>
            <office:change-info>
              <dc:creator>Grayson Dubois</dc:creator>
              <dc:date>2016-02-15T18:31:00</dc:date>
            </office:change-info>
          </text:format-change>
        </text:changed-region>
        <text:changed-region xml:id="ct41044656" text:id="ct41044656">
          <text:deletion>
            <office:change-info>
              <dc:creator>Joshua Phillips</dc:creator>
              <dc:date>2016-02-15T17:29:00</dc:date>
            </office:change-info>
            <text:p text:style-name="P5"><text:span text:style-name="T17">t</text:span></text:p>
          </text:deletion>
        </text:changed-region>
        <text:changed-region xml:id="ct41044848" text:id="ct41044848">
          <text:insertion>
            <office:change-info>
              <dc:creator>Joshua Phillips</dc:creator>
              <dc:date>2016-02-15T17:29:00</dc:date>
            </office:change-info>
          </text:insertion>
        </text:changed-region>
        <text:changed-region xml:id="ct41070736" text:id="ct41070736">
          <text:format-change>
            <office:change-info>
              <dc:creator>Grayson Dubois</dc:creator>
              <dc:date>2016-02-15T18:32:00</dc:date>
            </office:change-info>
          </text:format-change>
        </text:changed-region>
        <text:changed-region xml:id="ct41045040" text:id="ct41045040">
          <text:deletion>
            <office:change-info>
              <dc:creator>Grayson Dubois</dc:creator>
              <dc:date>2016-02-15T18:32:00</dc:date>
            </office:change-info>
            <text:p text:style-name="P6"><text:span text:style-name="T18">delayed saccade task</text:span></text:p>
          </text:deletion>
        </text:changed-region>
        <text:changed-region xml:id="ct41059232" text:id="ct41059232">
          <text:insertion>
            <office:change-info>
              <dc:creator>Grayson Dubois</dc:creator>
              <dc:date>2016-02-15T18:32:00</dc:date>
            </office:change-info>
          </text:insertion>
        </text:changed-region>
        <text:changed-region xml:id="ct40942112" text:id="ct40942112">
          <text:deletion>
            <office:change-info>
              <dc:creator>Grayson Dubois</dc:creator>
              <dc:date>2016-02-15T18:32:00</dc:date>
            </office:change-info>
            <text:p text:style-name="P6"><text:span text:style-name="T19">(cite source)</text:span></text:p>
          </text:deletion>
        </text:changed-region>
        <text:changed-region xml:id="ct40957920" text:id="ct40957920">
          <text:insertion>
            <office:change-info>
              <dc:creator>Grayson Dubois</dc:creator>
              <dc:date>2016-02-15T18:32:00</dc:date>
            </office:change-info>
          </text:insertion>
        </text:changed-region>
        <text:changed-region xml:id="ct40937312" text:id="ct40937312">
          <text:format-change>
            <office:change-info>
              <dc:creator>Grayson Dubois</dc:creator>
              <dc:date>2016-02-15T18:32:00</dc:date>
            </office:change-info>
          </text:format-change>
        </text:changed-region>
        <text:changed-region xml:id="ct41084736" text:id="ct41084736">
          <text:insertion>
            <office:change-info>
              <dc:creator>Joshua Phillips</dc:creator>
              <dc:date>2016-02-15T17:32:00</dc:date>
            </office:change-info>
          </text:insertion>
        </text:changed-region>
        <text:changed-region xml:id="ct40917856" text:id="ct40917856">
          <text:deletion>
            <office:change-info>
              <dc:creator>Joshua Phillips</dc:creator>
              <dc:date>2016-02-15T17:32:00</dc:date>
            </office:change-info>
            <text:p text:style-name="P7"><text:span text:style-name="T20">Going Forward</text:span></text:p>
          </text:deletion>
        </text:changed-region>
        <text:changed-region xml:id="ct48542784" text:id="ct48542784">
          <text:deletion>
            <office:change-info>
              <dc:creator>Grayson Dubois</dc:creator>
              <dc:date>2016-02-15T21:49:00</dc:date>
            </office:change-info>
            <text:p text:style-name="P8"><text:span text:style-name="T21">writing</text:span></text:p>
          </text:deletion>
        </text:changed-region>
        <text:changed-region xml:id="ct41050752" text:id="ct41050752">
          <text:insertion>
            <office:change-info>
              <dc:creator>Grayson Dubois</dc:creator>
              <dc:date>2016-02-15T21:49:00</dc:date>
            </office:change-info>
          </text:insertion>
        </text:changed-region>
        <text:changed-region xml:id="ct40925360" text:id="ct40925360">
          <text:insertion>
            <office:change-info>
              <dc:creator>Joshua Phillips</dc:creator>
              <dc:date>2016-02-15T17:30:00</dc:date>
            </office:change-info>
          </text:insertion>
        </text:changed-region>
        <text:changed-region xml:id="ct40963680" text:id="ct40963680">
          <text:deletion>
            <office:change-info>
              <dc:creator>Joshua Phillips</dc:creator>
              <dc:date>2016-02-15T17:31:00</dc:date>
            </office:change-info>
            <text:p text:style-name="P9"/>
            <text:p text:style-name="P10"/>
          </text:deletion>
        </text:changed-region>
        <text:changed-region xml:id="ct40957120" text:id="ct40957120">
          <text:deletion>
            <office:change-info>
              <dc:creator>Joshua Phillips</dc:creator>
              <dc:date>2016-02-15T17:30:00</dc:date>
            </office:change-info>
            <text:p text:style-name="P10"/>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2"/>
      <text:p text:style-name="P22"/>
      <text:p text:style-name="P22"/>
      <text:p text:style-name="P22"/>
      <text:p text:style-name="P22"/>
      <text:p text:style-name="P21">Holographic Reduced Representations for Working Memory Concept Encodin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by</text:p>
      <text:p text:style-name="P21">Grayson M. Dubois</text:p>
      <text:p text:style-name="P20"/>
      <text:p text:style-name="P19"/>
      <text:p text:style-name="P19"/>
      <text:p text:style-name="P19"/>
      <text:p text:style-name="P19"/>
      <text:p text:style-name="P19"/>
      <text:p text:style-name="P22"/>
      <text:p text:style-name="P19"/>
      <text:p text:style-name="P19"/>
      <text:p text:style-name="P19"/>
      <text:p text:style-name="P19"/>
      <text:p text:style-name="P19"/>
      <text:p text:style-name="P19"/>
      <text:p text:style-name="P19"/>
      <text:p text:style-name="P19"/>
      <text:p text:style-name="P22"/>
      <text:p text:style-name="P19"/>
      <text:p text:style-name="P19"/>
      <text:p text:style-name="P19"/>
      <text:p text:style-name="P19"/>
      <text:p text:style-name="P19"/>
      <text:p text:style-name="P20">A thesis presented to the Honors College of Middle Tennessee State University in partial</text:p>
      <text:p text:style-name="P20">fulfillment of the requirements for graduation from the University Honors College</text:p>
      <text:p text:style-name="P20"/>
      <text:p text:style-name="P21">Spring 2016</text:p>
      <text:p text:style-name="P49"><text:page-number text:select-page="current">1</text:page-number></text:p>
      <text:p text:style-name="P33">Introduction</text:p>
      <text:p text:style-name="P15"><text:tab/>The field of artificial intelligence (AI) is synergistic with a wide range of disciplines but artificial neural networks (ANNs) is perhaps the most prolific subfield. Not only are biological principles of neural computation and neuroanatomy adapted to solve engineering problems, but ANNs also serve as formal, testable hypotheses of brain function and learning in the cognitive sciences. Still, since ANN models often employ distributed encoding (DE), most have limited application in other areas of AI where symbolic encoding (SE) is the norm (e.g. planning, reasoning, robotics).</text:p>
      <text:p text:style-name="P16"><text:tab/><text:span text:style-name="T77">For example, there is extensive evidence that the brain contains a working memory (WM) system that actively maintains a small amount of task-essential information that focuses attention on the most task-relevant features, supports learning that transfers across tasks, limits the search space for perceptual systems, provides a means to avoid the out-of-sight/out-of-mind problem and more robust behavior in the face of irrelevant events [1,2]. The prefrontal cortex and mesolimbic dopamine system have been implicated as the functional components of WM in humans and animals, and biologically-based ANNs for WM have been developed based on electrophysiological, neuroimaging, and neuropsychological studies [3]. A software library, the working memory toolkit (WMtk), was developed to aid the integration of ANN-based WM into robotic systems by mitigating the details of ANN design and providing a simple DE interface [4].</text:span><text:change-start text:change-id="ct41010640"/></text:p>
      <text:p text:style-name="P1"><text:change-end text:change-id="ct41010640"/><text:change text:change-id="ct41024336"/><text:change-start text:change-id="ct41024800"/><text:span text:style-name="T1"><text:tab/></text:span><text:change-end text:change-id="ct41024800"/><text:span text:style-name="T1">An example of the capabilities of the WMtk can be seen in a robotic simulation written using the toolkit based on the </text:span><text:span text:style-name="T37">delayed saccade task</text:span><text:change text:change-id="ct41027376"/><text:change-start text:change-id="ct41039584"/><text:span text:style-name="T37"> </text:span><text:span text:style-name="T38">(</text:span><text:span text:style-name="T25">DST) </text:span><text:span text:style-name="T28">[4]</text:span><text:span text:style-name="T37">.</text:span><text:change-end text:change-id="ct41039584"/><text:change-start text:change-id="ct41041072"/><text:span text:style-name="T37"> </text:span><text:change-end text:change-id="ct41041072"/><text:span text:style-name="T2"><text:s/></text:span><text:change-start text:change-id="ct41043552"/><text:span text:style-name="T2">I</text:span><text:change-end text:change-id="ct41043552"/><text:span text:style-name="T2">n</text:span><text:change-start text:change-id="ct41047216"/><text:span text:style-name="T2"> </text:span><text:span text:style-name="T25">the DST, the robot is required to focus attention on a </text:span><text:change-end text:change-id="ct41047216"/><text:change-start text:change-id="ct41037568"/><text:span text:style-name="T25">crosshair </text:span><text:change-end text:change-id="ct41037568"/><text:change-start text:change-id="ct41050560"/><text:span text:style-name="T25">in the center of the screen. After a variable time delay, a target object will appear in the periphery of the screen, but the robot must continue to focus on the crosshair in the face of this distraction. After some time, the target object disappears and the robot must continue to focus on the crosshair. Finally, the crosshair disappears and the</text:span><text:change-end text:change-id="ct41050560"/><text:span text:style-name="T2"> </text:span><text:change-start text:change-id="ct41054368"/><text:span text:style-name="T25">robot</text:span><text:change-end text:change-id="ct41054368"/><text:change-start text:change-id="ct41055776"/><text:span text:style-name="T25"> must then look at </text:span><text:change-end text:change-id="ct41055776"/><text:change-start text:change-id="ct41064480"/><text:span text:style-name="T26">(or </text:span><text:span text:style-name="T39">saccade</text:span><text:span text:style-name="T26"> </text:span><text:soft-page-break/><text:span text:style-name="T26">to) </text:span><text:change-end text:change-id="ct41064480"/><text:change-start text:change-id="ct41063872"/><text:span text:style-name="T25">the location where the target object appeared during the task. </text:span><text:change-end text:change-id="ct41063872"/><text:change-start text:change-id="ct41048544"/><text:span text:style-name="T26">Rather than programming the robot to solve the DST, the W</text:span><text:span text:style-name="T30">M</text:span><text:span text:style-name="T26">tk allows the robot to </text:span><text:span text:style-name="T39">learn</text:span><text:span text:style-name="T26"> how to solve the </text:span><text:span text:style-name="T30">DST</text:span><text:span text:style-name="T26"> by </text:span><text:change-end text:change-id="ct41048544"/><text:change-start text:change-id="ct41086208"/><text:span text:style-name="T26">repeatedly attempting the task as a series of </text:span><text:span text:style-name="T39">episodes</text:span><text:span text:style-name="T26">. The </text:span><text:span text:style-name="T30">robot's WM learns</text:span><text:span text:style-name="T26"> to both override automatic </text:span><text:span text:style-name="T27">behaviors </text:span><text:span text:style-name="T30">(</text:span><text:span text:style-name="T26">such as </text:span><text:change-end text:change-id="ct41086208"/><text:change-start text:change-id="ct41091904"/><text:span text:style-name="T26">immediate saccades</text:span><text:span text:style-name="T30">)</text:span><text:span text:style-name="T26"> and </text:span><text:change-end text:change-id="ct41091904"/><text:change-start text:change-id="ct41094064"/><text:span text:style-name="T26">store task-relevant information </text:span><text:span text:style-name="T30">(</text:span><text:span text:style-name="T26">such as target locations</text:span><text:change-end text:change-id="ct41094064"/><text:change-start text:change-id="ct41097152"/><text:span text:style-name="T30">)</text:span><text:change-end text:change-id="ct41097152"/><text:change-start text:change-id="ct41098992"/><text:span text:style-name="T26"> </text:span><text:span text:style-name="T30">in order </text:span><text:span text:style-name="T26">to guide future </text:span><text:change-end text:change-id="ct41098992"/><text:change-start text:change-id="ct41104128"/><text:span text:style-name="T26">actions. Importantly, the robot is </text:span><text:span text:style-name="T27">given</text:span><text:span text:style-name="T26"> feedback </text:span><text:span text:style-name="T30">(positive reward) only at the very end of correctly performed episodes</text:span><text:change-end text:change-id="ct41104128"/><text:change-start text:change-id="ct41105312"/><text:span text:style-name="T26">.</text:span><text:change-end text:change-id="ct41105312"/><text:change text:change-id="ct41105920"/><text:change text:change-id="ct41105728"/><text:change text:change-id="ct41105504"/><text:change-start text:change-id="ct41108736"/><text:span text:style-name="T26"> </text:span><text:change-end text:change-id="ct41108736"/><text:change-start text:change-id="ct41111408"/><text:span text:style-name="T29">Even under </text:span><text:span text:style-name="T30">these conditions</text:span><text:span text:style-name="T29">, the WMtk learn</text:span><text:span text:style-name="T30">ed</text:span><text:span text:style-name="T29"> </text:span><text:change-end text:change-id="ct41111408"/><text:change-start text:change-id="ct41113920"/><text:span text:style-name="T29">to correctly manage items in WM and attain proficiency on the DST </text:span><text:change-end text:change-id="ct41113920"/><text:change-start text:change-id="ct41018240"/><text:span text:style-name="T29">within just hundreds of episodes.</text:span></text:p>
      <text:p text:style-name="P1"><text:span text:style-name="T29"><text:tab/></text:span><text:change-end text:change-id="ct41018240"/><text:change-start text:change-id="ct40895552"/><text:span text:style-name="T41">Despite the fact that the WMtk can</text:span><text:change-end text:change-id="ct40895552"/><text:change-start text:change-id="ct41029568"/><text:span text:style-name="T41"> solve common tests of working memory performance </text:span><text:change-end text:change-id="ct41029568"/><text:change-start text:change-id="ct40803600"/><text:span text:style-name="T41">such as the DST, </text:span><text:change-end text:change-id="ct40803600"/><text:change text:change-id="ct40907632"/><text:change-start text:change-id="ct40906928"/><text:span text:style-name="T41">t</text:span><text:change-end text:change-id="ct40906928"/><text:span text:style-name="T4">he DE/SE distinction is problematic for the WMtk since DE/SE conversion needs to be programmed directly by the user and tuned specifically to each learning task</text:span><text:change text:change-id="ct40899792"/><text:change-start text:change-id="ct41123168"/><text:span text:style-name="T4">.</text:span><text:span text:style-name="T42"> </text:span><text:change-end text:change-id="ct41123168"/><text:change text:change-id="ct41114224"/><text:change-start text:change-id="ct40895312"/><text:span text:style-name="T41">A</text:span><text:change-end text:change-id="ct40895312"/><text:span text:style-name="T4"> technique called holographic reduced representation (HRR) [5] may</text:span><text:change-start text:change-id="ct41104736"/><text:span text:style-name="T4"> </text:span><text:span text:style-name="T42">provide the technical assistance needed to</text:span><text:change-end text:change-id="ct41104736"/><text:span text:style-name="T4"> overcome th</text:span><text:change text:change-id="ct41056496"/><text:change-start text:change-id="ct41108928"/><text:span text:style-name="T41">is</text:span><text:change-end text:change-id="ct41108928"/><text:span text:style-name="T4"> limitation</text:span><text:change text:change-id="ct41047408"/><text:span text:style-name="T4">. HRRs provide a framework for creating and combining symbolic concepts using a distributed formalism that is compatible with ANNs. </text:span><text:span text:style-name="T5">The name </text:span><text:change-start text:change-id="ct41110560"/><text:span text:style-name="T44">HRR summarizes</text:span><text:change-end text:change-id="ct41110560"/><text:change text:change-id="ct41110752"/><text:span text:style-name="T5"> how many different concepts</text:span><text:change-start text:change-id="ct41058992"/><text:span text:style-name="T5">, </text:span><text:span text:style-name="T43">each</text:span><text:change-end text:change-id="ct41058992"/><text:span text:style-name="T5"> represented by </text:span><text:change text:change-id="ct41055088"/><text:change-start text:change-id="ct41112560"/><text:span text:style-name="T44">separate, </text:span><text:change-end text:change-id="ct41112560"/><text:change-start text:change-id="ct41026512"/><text:span text:style-name="T43">unique</text:span><text:change-end text:change-id="ct41026512"/><text:span text:style-name="T5"> vectors</text:span><text:change-start text:change-id="ct41053504"/><text:span text:style-name="T5">,</text:span><text:change-end text:change-id="ct41053504"/><text:span text:style-name="T5"> can be </text:span><text:change-start text:change-id="ct41049392"/><text:span text:style-name="T43">combined and </text:span><text:change-end text:change-id="ct41049392"/><text:span text:style-name="T5">reduced to a singl</text:span><text:change text:change-id="ct41097344"/><text:change-start text:change-id="ct41098224"/><text:span text:style-name="T44">e</text:span><text:change-end text:change-id="ct41098224"/><text:span text:style-name="T5"> vector </text:span><text:change text:change-id="ct41062096"/><text:change-start text:change-id="ct41075104"/><text:span text:style-name="T43">t</text:span><text:change-end text:change-id="ct41075104"/><text:change-start text:change-id="ct41073120"/><text:span text:style-name="T43">hat</text:span><text:change-end text:change-id="ct41073120"/><text:change-start text:change-id="ct41093248"/><text:span text:style-name="T43"> </text:span><text:span text:style-name="T44">represents the combined knowledge of the concepts</text:span><text:change-end text:change-id="ct41093248"/><text:change text:change-id="ct41073312"/><text:change-start text:change-id="ct41073536"/><text:span text:style-name="T5"> </text:span><text:span text:style-name="T44">while</text:span><text:change-end text:change-id="ct41073536"/><text:change-start text:change-id="ct41095760"/><text:span text:style-name="T44"> </text:span><text:change-end text:change-id="ct41095760"/><text:span text:style-name="T5">still</text:span><text:change text:change-id="ct41106112"/><text:change-start text:change-id="ct41107392"/><text:span text:style-name="T44"> retain</text:span><text:change-end text:change-id="ct41107392"/><text:change-start text:change-id="ct41042320"/><text:span text:style-name="T44">ing</text:span><text:change-end text:change-id="ct41042320"/><text:span text:style-name="T5"> information about each </text:span><text:change-start text:change-id="ct41094448"/><text:span text:style-name="T44">constituent </text:span><text:change-end text:change-id="ct41094448"/><text:span text:style-name="T5">concep</text:span><text:change text:change-id="ct41045360"/><text:change-start text:change-id="ct41046528"/><text:span text:style-name="T44">t</text:span><text:change-end text:change-id="ct41046528"/><text:change text:change-id="ct41102352"/><text:change-start text:change-id="ct40968112"/><text:span text:style-name="T44"> which is</text:span><text:change-end text:change-id="ct40968112"/><text:change text:change-id="ct40968368"/><text:span text:style-name="T5"> closely related to </text:span><text:change-start text:change-id="ct41044272"/><text:span text:style-name="T44">the concept of </text:span><text:change-end text:change-id="ct41044272"/><text:span text:style-name="T5">holographic storage. </text:span><text:span text:style-name="T4">By replacing the DE interface of the WMtk with an HRR interface, DE/SE conversion would be automated, concepts learned from one task would naturally carry over to new tasks, and additional cognitive phenomena (e.g. chunking) may be investigated. </text:span><text:span text:style-name="T35">Therefore, our specific aim is </text:span><text:span text:style-name="T7">to develop and test a holographic reduced representation engine, </text:span><text:span text:style-name="T36">and </text:span><text:change text:change-id="ct41068960"/><text:span text:style-name="T6">integrate</text:span><text:span text:style-name="T7"> </text:span><text:span text:style-name="T36">it </text:span><text:span text:style-name="T7">with the Working Memory </text:span><text:change text:change-id="ct41070992"/><text:change-start text:change-id="ct41085136"/><text:span text:style-name="T40">T</text:span><text:change-end text:change-id="ct41085136"/><text:span text:style-name="T7">oolkit.</text:span></text:p>
      <text:p text:style-name="P33">Methodology</text:p>
      <text:p text:style-name="P2"><text:tab/>Work on this project <text:change text:change-id="ct41113200"/><text:change-start text:change-id="ct41081216"/><text:span text:style-name="T86">will be performed</text:span><text:change-end text:change-id="ct41081216"/> in<text:change text:change-id="ct40914672"/> <text:change text:change-id="ct41023504"/><text:change-start text:change-id="ct41025552"/><text:span text:style-name="T8">2</text:span><text:change-end text:change-id="ct41025552"/><text:span text:style-name="T8"> </text:span><text:change text:change-id="ct40922224"/><text:span text:style-name="T8">phases, </text:span><text:change-start text:change-id="ct40910912"/><text:span text:style-name="T8">each </text:span><text:change-end text:change-id="ct40910912"/><text:span text:style-name="T8">separated into </text:span><text:change text:change-id="ct40934464"/><text:change-start text:change-id="ct40931280"/><text:span text:style-name="T8"><text:s/>three</text:span><text:change-end text:change-id="ct40931280"/><text:span text:style-name="T8"> parts. The first p</text:span><text:change text:change-id="ct40904416"/><text:change-start text:change-id="ct40911584"/><text:span text:style-name="T8">hase</text:span><text:change-end text:change-id="ct40911584"/><text:span text:style-name="T8"> will take place during the spring semester, and during that time I will create an engine to generate and manipulate HRRs. This engine will provide me with a means of working with simple </text:span><text:soft-page-break/><text:span text:style-name="T8">and complex concepts such as those used by the WMtk. It may be useful to other researchers in the cognitive sciences who wish to follow an HRR approach to concept encoding, but the primary purpose of this engine is to augment the WMtk to allow more powerful manipulation of concepts as well as to simplify the interface for users programming with the toolkit. This augmentation of the WMtk is the second p</text:span><text:change text:change-id="ct40895936"/><text:change-start text:change-id="ct40909760"/><text:span text:style-name="T8">hase</text:span><text:change-end text:change-id="ct40909760"/><text:span text:style-name="T8"> of my thesis project. Over the summer, I will add the HRR engine to the toolkit, and make the necessary updates to the WMtk source code to fully utilize the capabilities of the HRR engine.</text:span></text:p>
      <text:p text:style-name="P2"><text:tab/><text:span text:style-name="T9">P</text:span><text:change text:change-id="ct40919776"/><text:change-start text:change-id="ct41024992"/><text:span text:style-name="T47">hase</text:span><text:change-end text:change-id="ct41024992"/><text:span text:style-name="T9"> 1: Creating an HRR Engine for concept encoding.</text:span><text:span text:style-name="T81"> </text:span><text:span text:style-name="T10">My 3-p</text:span><text:change text:change-id="ct40921632"/><text:change-start text:change-id="ct40923136"/><text:span text:style-name="T50">art</text:span><text:change-end text:change-id="ct40923136"/><text:span text:style-name="T10"> plan for creating th</text:span><text:change text:change-id="ct40907280"/><text:change-start text:change-id="ct40923952"/><text:span text:style-name="T52">e</text:span><text:change-end text:change-id="ct40923952"/><text:span text:style-name="T10"> HRR engine consists of </text:span><text:change-start text:change-id="ct40927856"/><text:span text:style-name="T52">(1a) </text:span><text:change-end text:change-id="ct40927856"/><text:span text:style-name="T10">learning and gathering information, </text:span><text:change-start text:change-id="ct40913600"/><text:span text:style-name="T52">(1b) </text:span><text:change-end text:change-id="ct40913600"/><text:span text:style-name="T10">developing a conjunctive encoding engine, and </text:span><text:change-start text:change-id="ct41114416"/><text:span text:style-name="T52">(1c) </text:span><text:change-end text:change-id="ct41114416"/><text:span text:style-name="T10">creating a conjunctive decoding engine. These phases will be implemented as follows:</text:span></text:p>
      <text:p text:style-name="P18"><text:span text:style-name="T78"><text:tab/></text:span><text:span text:style-name="T84">1a) Gathering information / background for HRRs and HRR generation.</text:span><text:span text:style-name="T70"> I will need to spend the first month of this project researching methods for generating </text:span><text:span text:style-name="T69">HRRs</text:span><text:span text:style-name="T70">, and manipulating them </text:span><text:span text:style-name="T69">to encode and decode conjunctive concepts </text:span><text:span text:style-name="T70">using circular convolution. I will </text:span><text:span text:style-name="T71">identify the</text:span><text:span text:style-name="T70"> mathematical formulas </text:span><text:span text:style-name="T71">necessary</text:span><text:span text:style-name="T70"> and </text:span><text:span text:style-name="T71">organize the steps required to achieve encoding and decoding of HRRs.</text:span></text:p>
      <text:p text:style-name="P3"><text:tab/><text:span text:style-name="T85">1</text:span><text:span text:style-name="T83">b</text:span><text:span text:style-name="T82">) Developing a conjunctive encoding engine.</text:span><text:span text:style-name="T12"> Eventually, I will have enough information to write the algorithm for conjunctively encoding HRRs, and will create a library in C++ that can be included in any future projects. </text:span><text:span text:style-name="T11">This encoding will consist of taking concepts in the form of common words, creating a representation for each one, constructing a table of each concept and all possible combinations of concepts. As an example, the encoding engine could take two concepts, “blue”, and “horseshoe”, and create HRRs for each, as well as a new HRR for the complex concept “blue horseshoe.”</text:span><text:change text:change-id="ct40925040"/><text:change-start text:change-id="ct41063536"/><text:span text:style-name="T75"> </text:span><text:change-end text:change-id="ct41063536"/><text:span text:style-name="T73">The encoding engine will be complete by the end of March 2016.</text:span></text:p>
      <text:p text:style-name="P3"><text:tab/><text:span text:style-name="T85">1</text:span><text:span text:style-name="T83">c</text:span><text:span text:style-name="T82">) Developing a conjunctive decoding engine.</text:span><text:span text:style-name="T12"> As decoding is much more complicated than encoding, I will create the decoding capabilities of the engine </text:span><text:span text:style-name="T73">during the third phase of the process</text:span><text:span text:style-name="T12">. Using the information gathered in P</text:span><text:change text:change-id="ct40934160"/><text:change-start text:change-id="ct40914384"/><text:span text:style-name="T74">hase</text:span><text:change-end text:change-id="ct40914384"/><text:span text:style-name="T12"> 1</text:span><text:change-start text:change-id="ct40928224"/><text:span text:style-name="T74">a</text:span><text:change-end text:change-id="ct40928224"/><text:span text:style-name="T12">, I will write and optimize the algorithm for decoding </text:span><text:soft-page-break/><text:span text:style-name="T12">HRRs, and add it to the HRR generation engine created in Pha</text:span><text:change text:change-id="ct40915808"/><text:change-start text:change-id="ct41080896"/><text:span text:style-name="T74">se</text:span><text:change-end text:change-id="ct41080896"/><text:span text:style-name="T12"> </text:span><text:change text:change-id="ct41085408"/><text:change-start text:change-id="ct41046864"/><text:span text:style-name="T74">1b</text:span><text:change-end text:change-id="ct41046864"/><text:span text:style-name="T12">. </text:span><text:span text:style-name="T11">The decoding capabilities of the engine will include taking a complex concept (such as </text:span><text:span text:style-name="T79">ab</text:span><text:span text:style-name="T11">) and another concept (</text:span><text:span text:style-name="T79">a</text:span><text:span text:style-name="T11">), and performing involution operations on them to extract the other constituent concept (</text:span><text:span text:style-name="T79">b</text:span><text:span text:style-name="T11">). In this way, we could perform an involution operation on the </text:span><text:span text:style-name="T72">unique </text:span><text:span text:style-name="T11">concepts “blue horseshoe” and “blue” to retrieve the concept “horseshoe.”</text:span><text:change text:change-id="ct41048048"/><text:change text:change-id="ct41047824"/><text:change text:change-id="ct41047600"/></text:p>
      <text:p text:style-name="P4"><text:span text:style-name="T10">P</text:span><text:change text:change-id="ct41064096"/><text:change-start text:change-id="ct41045968"/><text:span text:style-name="T50">hase</text:span><text:change-end text:change-id="ct41045968"/><text:span text:style-name="T14"> 2: Integrating the HRR engine into the Working Memory toolkit.</text:span><text:span text:style-name="T16"> Once I have </text:span><text:change-start text:change-id="ct41029168"/><text:span text:style-name="T15">created </text:span><text:change-end text:change-id="ct41029168"/><text:span text:style-name="T16">the HRR engine, I will spend the summer working on </text:span><text:change-start text:change-id="ct41071216"/><text:span text:style-name="T15">incorporating it into the W</text:span><text:change-end text:change-id="ct41071216"/><text:change-start text:change-id="ct39328480"/><text:span text:style-name="T15">m</text:span><text:change-end text:change-id="ct39328480"/><text:change-start text:change-id="ct38179376"/><text:span text:style-name="T15">tk</text:span><text:change-end text:change-id="ct38179376"/><text:change-start text:change-id="ct48500096"/><text:span text:style-name="T15">.</text:span><text:change-end text:change-id="ct48500096"/><text:change-start text:change-id="ct41463936"/><text:span text:style-name="T15"> </text:span><text:change-end text:change-id="ct41463936"/><text:change text:change-id="ct41069376"/><text:change text:change-id="ct41069184"/><text:change-start text:change-id="ct41111600"/><text:span text:style-name="T64">T</text:span><text:change-end text:change-id="ct41111600"/><text:span text:style-name="T16">h</text:span><text:change text:change-id="ct41028768"/><text:change text:change-id="ct41071792"/><text:change-start text:change-id="ct41028960"/><text:span text:style-name="T15">e next three steps</text:span><text:change-end text:change-id="ct41028960"/><text:span text:style-name="T16"> of the project</text:span><text:change-start text:change-id="ct39377008"/><text:span text:style-name="T16"> </text:span><text:span text:style-name="T64">are</text:span><text:change-end text:change-id="ct39377008"/><text:span text:style-name="T16">: </text:span><text:change-start text:change-id="ct41071408"/><text:span text:style-name="T61">(2a) </text:span><text:change-end text:change-id="ct41071408"/><text:span text:style-name="T16">learning the mechanics of the WMtk, </text:span><text:change-start text:change-id="ct41071600"/><text:span text:style-name="T61">(2b) </text:span><text:change-end text:change-id="ct41071600"/><text:span text:style-name="T57">altering the toolkit to utilize the HRR engine for concept encoding and manipulation, and </text:span><text:change-start text:change-id="ct41044464"/><text:span text:style-name="T61">(2c) </text:span><text:change-end text:change-id="ct41044464"/><text:span text:style-name="T57">testing the capabilities of the augmented toolkit against the original.</text:span></text:p>
      <text:p text:style-name="P28"><text:span text:style-name="T83">2a</text:span><text:span text:style-name="T82">). Learning the mechanics of the Working Memory toolkit.</text:span><text:span text:style-name="T16"> In order to make the necessary changes to the WMtk to incorporate the HRR engine, I will need to understand its design and functionality. I will spend the first month of summer break learning </text:span><text:span text:style-name="T58">t</text:span><text:span text:style-name="T16">emporal </text:span><text:span text:style-name="T58">d</text:span><text:span text:style-name="T16">ifference learning algorithms utilized in the toolkit, as well as the </text:span><text:span text:style-name="T58">chunking of concepts in </text:span><text:span text:style-name="T16">working memory </text:span><text:span text:style-name="T58">and how the adaptive critic utilizes this information to determine whether an action is favorable or not.</text:span></text:p>
      <text:p text:style-name="P5"><text:span text:style-name="T83">2b</text:span><text:span text:style-name="T82">). Adding the HRR engine to the Working Memory toolkit.</text:span><text:span text:style-name="T16"> </text:span><text:span text:style-name="T59">Once I have a firm grasp of how the toolkit functions, I can begin replacing the existing concept encoding interface with the HRR engine. I will </text:span><text:change-start text:change-id="ct41073728"/><text:span text:style-name="T87">set up</text:span><text:change-end text:change-id="ct41073728"/><text:span text:style-name="T59"> the engine to automate the process of generating representations for concepts, and establish the capabilities of quickly and easily manipulating complex concepts </text:span><text:span text:style-name="T17">in working memory. This will make it easier for future users of the toolkit, as they will no</text:span><text:change text:change-id="ct41044656"/><text:change-start text:change-id="ct41044848"/><text:span text:style-name="T17"> </text:span><text:span text:style-name="T60">longer</text:span><text:change-end text:change-id="ct41044848"/><text:span text:style-name="T17"> need to manually construct the representations for the concepts they use in their </text:span><text:change-start text:change-id="ct41070736"/><text:span text:style-name="T88">simulation</text:span><text:change-end text:change-id="ct41070736"/><text:span text:style-name="T17">. Instead, they will be able to create a list of concepts, and the HRR engine will automatically handle the encoding, decoding, and manipulation of these concepts.</text:span></text:p>
      <text:p text:style-name="P6"><text:span text:style-name="T12">2c) </text:span><text:span text:style-name="T18">Testing the capabilities of the augmented toolkit against the original.</text:span><text:span text:style-name="T19"> Towards the beginning of the fall semester, the HRR engine will be fully integrated into the WMtk, and I can begin </text:span><text:soft-page-break/><text:span text:style-name="T19">qualitatively and quantitatively testing its capabilities. The primary test I will perform will be to create a new version of the </text:span><text:change text:change-id="ct41045040"/><text:change-start text:change-id="ct41059232"/><text:span text:style-name="T63">DST</text:span><text:change-end text:change-id="ct41059232"/><text:span text:style-name="T19">, similar to that which was created using the original toolkit </text:span><text:change text:change-id="ct40942112"/><text:change-start text:change-id="ct40957920"/><text:span text:style-name="T63">[4]</text:span><text:change-end text:change-id="ct40957920"/><text:span text:style-name="T19">. I will check for qualitative improvements in the ease of use in terms creating a new </text:span><text:change-start text:change-id="ct40937312"/><text:span text:style-name="T89">simulation</text:span><text:change-end text:change-id="ct40937312"/><text:span text:style-name="T19"> using the toolkit, and will quantitatively compare the learning rates using HRRs as opposed to the manually-encoded concept representations used in the original toolkit.</text:span></text:p>
      <text:p text:style-name="P7"><text:change-start text:change-id="ct41084736"/>Results and Future Impact<text:change-end text:change-id="ct41084736"/><text:change text:change-id="ct40917856"/></text:p>
      <text:p text:style-name="P8"><text:span text:style-name="T14"><text:tab/></text:span><text:span text:style-name="T21">Adding a holographic reduced representation engine to the Working Memory toolkit will open up many possibilities for future research and development in modeling working memory. Not only will it antiquate the tedious process of manually </text:span><text:change text:change-id="ct48542784"/><text:change-start text:change-id="ct41050752"/><text:span text:style-name="T53">programming</text:span><text:change-end text:change-id="ct41050752"/><text:span text:style-name="T21"> representations for concepts, but it will also give the toolkit the power and versatility to allow future researchers to tackle more complex issues in cognitive science, such as transferability of learned information between similar tasks, chunking similar concepts together in memory, and storing concepts across a continuum, rather than in discrete space. For example, colors could be represented across a scale, rather than storing a few base colors as concepts, and using complex concepts formed from combinations of these base colors (like red and blue) to represent other colors (such as purple). With the augmentation of the WMtk, I will be opening up the playing field to cognitive scientists to more effectively solve issues in ANN-based computing, and discover more about how the human brain functions.</text:span><text:change-start text:change-id="ct40925360"/></text:p>
      <text:p text:style-name="P9"><text:change-end text:change-id="ct40925360"/><text:change text:change-id="ct40963680"/><text:change text:change-id="ct40957120"/>Appendix</text:p>
      <text:p text:style-name="P30">AI – Artificial Intelligence</text:p>
      <text:p text:style-name="P30">ANN – Artificial Neural Networks</text:p>
      <text:p text:style-name="P30">DE – Distributed Encoding</text:p>
      <text:p text:style-name="P30">SE – Symbolic Encoding</text:p>
      <text:p text:style-name="P30">WM – Working Memory</text:p>
      <text:p text:style-name="P30">WMtk – Working Memory toolkit</text:p>
      <text:p text:style-name="P30">HRR – Holographic Reduced Representatio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text:soft-page-break/>References</text:p>
      <text:p text:style-name="P35">[1] A. Baddeley. <text:span text:style-name="T80">Working Memory</text:span>, volume 11 of <text:span text:style-name="T80">Oxford Psychology Series</text:span>. Clarendon Press, Oxford, 1986. </text:p>
      <text:p text:style-name="P23">[2] N. C. Waugh and D. A. Norman. Primary memory. <text:span text:style-name="T80">Psychological Review</text:span>, 72:89–104, 1965.</text:p>
      <text:p text:style-name="P24">[3] R. C. O’Reilly, D. C. Noelle, T. S. Braver, and J. D. Cohen. Prefrontal cortex and dynamic categorization tasks: Representational organization and neuromodulatory control. <text:span text:style-name="T80">Cerebral Cortex</text:span>, 12:246–257, 2002.</text:p>
      <text:p text:style-name="P25">[4] J. L. Phillips and D. C. Noelle. Working Memory for Robots: Inspirations from Computational Neuroscience. in <text:span text:style-name="T80">Proceedings of the 5th International Conference on Development and Learning</text:span>, 2006.</text:p>
      <text:p text:style-name="P32">[5] T. A. Plate. Holographic reduced representations. <text:span text:style-name="T80">IEEE Trans. Neural Networks</text:span>, vol. 6, no. 3, pp. 623–641, May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nux Libertine O" svg:font-family="'Linux Libertine O'"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yson Dubois</meta:initial-creator>
    <meta:creation-date>2016-02-09T15:48:21.429431318</meta:creation-date>
    <dc:date>2016-02-15T21:51:03.867307700</dc:date>
    <dc:creator>Grayson Dubois</dc:creator>
    <meta:editing-duration>PT2H49M26S</meta:editing-duration>
    <meta:editing-cycles>25</meta:editing-cycles>
    <meta:generator>LibreOffice/4.3.3.2$Linux_X86_64 LibreOffice_project/430m0$Build-2</meta:generator>
    <meta:document-statistic meta:table-count="0" meta:image-count="0" meta:object-count="0" meta:page-count="9" meta:paragraph-count="38" meta:word-count="1824" meta:character-count="11550" meta:non-whitespace-character-count="9747"/>
  </office:meta>
</office:document-meta>
</file>